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65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3.685cm"/>
    </style:style>
    <style:style style:name="co9" style:family="table-column">
      <style:table-column-properties fo:break-before="auto" style:column-width="4.773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4.992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112cm"/>
    </style:style>
    <style:style style:name="co14" style:family="table-column">
      <style:table-column-properties fo:break-before="auto" style:column-width="3.3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fi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row table:style-name="ro1">
          <table:table-cell office:value-type="string" calcext:value-type="string">
            <text:p>video_source</text:p>
          </table:table-cell>
          <table:table-cell table:style-name="Default" office:value-type="string" calcext:value-type="string">
            <text:p>reader_sleep_seconds</text:p>
          </table:table-cell>
          <table:table-cell table:style-name="Default" office:value-type="string" calcext:value-type="string">
            <text:p>reader_flush_proportion</text:p>
          </table:table-cell>
          <table:table-cell table:style-name="Default" office:value-type="string" calcext:value-type="string">
            <text:p>downscale_factor</text:p>
          </table:table-cell>
          <table:table-cell table:style-name="Default" office:value-type="string" calcext:value-type="string">
            <text:p>dilate_kernel_size</text:p>
          </table:table-cell>
          <table:table-cell table:style-name="Default" office:value-type="string" calcext:value-type="string">
            <text:p>movement_threshold</text:p>
          </table:table-cell>
          <table:table-cell table:style-name="Default" office:value-type="string" calcext:value-type="string">
            <text:p>persist_factor</text:p>
          </table:table-cell>
          <table:table-cell office:value-type="string" calcext:value-type="string">
            <text:p>num_opencv_threads</text:p>
          </table:table-cell>
          <table:table-cell table:style-name="Default" office:value-type="string" calcext:value-type="string">
            <text:p>start_datetime</text:p>
          </table:table-cell>
          <table:table-cell table:style-name="Default" office:value-type="string" calcext:value-type="string">
            <text:p>input_duration_seconds</text:p>
          </table:table-cell>
          <table:table-cell table:style-name="Default" office:value-type="string" calcext:value-type="string">
            <text:p>processing_duration_seconds</text:p>
          </table:table-cell>
          <table:table-cell table:style-name="Default" office:value-type="string" calcext:value-type="string">
            <text:p>Processing duration [%]</text:p>
          </table:table-cell>
          <table:table-cell table:style-name="Default" office:value-type="string" calcext:value-type="string">
            <text:p>input_filesize_MB</text:p>
          </table:table-cell>
          <table:table-cell table:style-name="Default" office:value-type="string" calcext:value-type="string">
            <text:p>output_filesize_MB</text:p>
          </table:table-cell>
          <table:table-cell table:style-name="Default" office:value-type="string" calcext:value-type="string">
            <text:p>Output filesize [%]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0:52:38.411141</text:p>
          </table:table-cell>
          <table:table-cell office:value-type="float" office:value="600" calcext:value-type="float">
            <text:p>600.00</text:p>
          </table:table-cell>
          <table:table-cell office:value-type="float" office:value="240.13" calcext:value-type="float">
            <text:p>240.13</text:p>
          </table:table-cell>
          <table:table-cell table:formula="of:=[.K2]/[.J2]*100" office:value-type="float" office:value="40.0216666666667" calcext:value-type="float">
            <text:p>40.02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53.330218" calcext:value-type="float">
            <text:p>53.33</text:p>
          </table:table-cell>
          <table:table-cell table:formula="of:=[.N2]/[.M2]*100" office:value-type="float" office:value="4.52172117530226" calcext:value-type="float">
            <text:p>4.52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0:40:28.033166</text:p>
          </table:table-cell>
          <table:table-cell office:value-type="float" office:value="600" calcext:value-type="float">
            <text:p>600.00</text:p>
          </table:table-cell>
          <table:table-cell office:value-type="float" office:value="240.03" calcext:value-type="float">
            <text:p>240.03</text:p>
          </table:table-cell>
          <table:table-cell table:formula="of:=[.K3]/[.J3]*100" office:value-type="float" office:value="40.005" calcext:value-type="float">
            <text:p>40.01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55.51242" calcext:value-type="float">
            <text:p>55.51</text:p>
          </table:table-cell>
          <table:table-cell table:formula="of:=[.N3]/[.M3]*100" office:value-type="float" office:value="4.70674402655307" calcext:value-type="float">
            <text:p>4.71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3:53:55.990695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605.22" calcext:value-type="float">
            <text:p>605.22</text:p>
          </table:table-cell>
          <table:table-cell table:formula="of:=[.K4]/[.J4]*100" office:value-type="float" office:value="100.858793411366" calcext:value-type="float">
            <text:p>100.86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82.275608" calcext:value-type="float">
            <text:p>82.28</text:p>
          </table:table-cell>
          <table:table-cell table:formula="of:=[.N4]/[.M4]*100" office:value-type="float" office:value="7.6571391272326" calcext:value-type="float">
            <text:p>7.66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3:14:27.738835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04" calcext:value-type="float">
            <text:p>240.04</text:p>
          </table:table-cell>
          <table:table-cell table:formula="of:=[.K5]/[.J5]*100" office:value-type="float" office:value="39.9977782937113" calcext:value-type="float">
            <text:p>40.00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55.691632" calcext:value-type="float">
            <text:p>55.69</text:p>
          </table:table-cell>
          <table:table-cell table:formula="of:=[.N5]/[.M5]*100" office:value-type="float" office:value="5.43343567262542" calcext:value-type="float">
            <text:p>5.43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0:56:38.559556</text:p>
          </table:table-cell>
          <table:table-cell office:value-type="float" office:value="600" calcext:value-type="float">
            <text:p>600.00</text:p>
          </table:table-cell>
          <table:table-cell office:value-type="float" office:value="240.03" calcext:value-type="float">
            <text:p>240.03</text:p>
          </table:table-cell>
          <table:table-cell table:formula="of:=[.K6]/[.J6]*100" office:value-type="float" office:value="40.005" calcext:value-type="float">
            <text:p>40.01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54.39469" calcext:value-type="float">
            <text:p>54.39</text:p>
          </table:table-cell>
          <table:table-cell table:formula="of:=[.N6]/[.M6]*100" office:value-type="float" office:value="4.61197480192191" calcext:value-type="float">
            <text:p>4.61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9:14:08.372883</text:p>
          </table:table-cell>
          <table:table-cell office:value-type="float" office:value="600" calcext:value-type="float">
            <text:p>600.00</text:p>
          </table:table-cell>
          <table:table-cell office:value-type="float" office:value="600.09" calcext:value-type="float">
            <text:p>600.09</text:p>
          </table:table-cell>
          <table:table-cell table:formula="of:=[.K7]/[.J7]*100" office:value-type="float" office:value="100.015" calcext:value-type="float">
            <text:p>100.02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82.11976" calcext:value-type="float">
            <text:p>82.12</text:p>
          </table:table-cell>
          <table:table-cell table:formula="of:=[.N7]/[.M7]*100" office:value-type="float" office:value="6.9627065410222" calcext:value-type="float">
            <text:p>6.96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9:24:08.534115</text:p>
          </table:table-cell>
          <table:table-cell office:value-type="float" office:value="600" calcext:value-type="float">
            <text:p>600.00</text:p>
          </table:table-cell>
          <table:table-cell office:value-type="float" office:value="665.61" calcext:value-type="float">
            <text:p>665.61</text:p>
          </table:table-cell>
          <table:table-cell table:formula="of:=[.K8]/[.J8]*100" office:value-type="float" office:value="110.935" calcext:value-type="float">
            <text:p>110.94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114.56542" calcext:value-type="float">
            <text:p>114.57</text:p>
          </table:table-cell>
          <table:table-cell table:formula="of:=[.N8]/[.M8]*100" office:value-type="float" office:value="9.71368400503064" calcext:value-type="float">
            <text:p>9.71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5:02:58.341933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245.03" calcext:value-type="float">
            <text:p>245.03</text:p>
          </table:table-cell>
          <table:table-cell table:formula="of:=[.K9]/[.J9]*100" office:value-type="float" office:value="40.9498077873379" calcext:value-type="float">
            <text:p>40.95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55.350432" calcext:value-type="float">
            <text:p>55.35</text:p>
          </table:table-cell>
          <table:table-cell table:formula="of:=[.N9]/[.M9]*100" office:value-type="float" office:value="5.60251239676007" calcext:value-type="float">
            <text:p>5.60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6:54:32.666710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04" calcext:value-type="float">
            <text:p>240.04</text:p>
          </table:table-cell>
          <table:table-cell table:formula="of:=[.K10]/[.J10]*100" office:value-type="float" office:value="39.9977782937113" calcext:value-type="float">
            <text:p>40.00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51.845674" calcext:value-type="float">
            <text:p>51.85</text:p>
          </table:table-cell>
          <table:table-cell table:formula="of:=[.N10]/[.M10]*100" office:value-type="float" office:value="3.99952934764565" calcext:value-type="float">
            <text:p>4.00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5:06:49.109911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240.13" calcext:value-type="float">
            <text:p>240.13</text:p>
          </table:table-cell>
          <table:table-cell table:formula="of:=[.K11]/[.J11]*100" office:value-type="float" office:value="40.0172202866253" calcext:value-type="float">
            <text:p>40.02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52.274452" calcext:value-type="float">
            <text:p>52.27</text:p>
          </table:table-cell>
          <table:table-cell table:formula="of:=[.N11]/[.M11]*100" office:value-type="float" office:value="4.86502332214722" calcext:value-type="float">
            <text:p>4.87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8:50:07.315382</text:p>
          </table:table-cell>
          <table:table-cell office:value-type="float" office:value="600.4" calcext:value-type="float">
            <text:p>600.40</text:p>
          </table:table-cell>
          <table:table-cell office:value-type="float" office:value="240.03" calcext:value-type="float">
            <text:p>240.03</text:p>
          </table:table-cell>
          <table:table-cell table:formula="of:=[.K12]/[.J12]*100" office:value-type="float" office:value="39.9783477681546" calcext:value-type="float">
            <text:p>39.98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52.416548" calcext:value-type="float">
            <text:p>52.42</text:p>
          </table:table-cell>
          <table:table-cell table:formula="of:=[.N12]/[.M12]*100" office:value-type="float" office:value="3.97323419231238" calcext:value-type="float">
            <text:p>3.97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5:33:59.707335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80.08" calcext:value-type="float">
            <text:p>680.08</text:p>
          </table:table-cell>
          <table:table-cell table:formula="of:=[.K13]/[.J13]*100" office:value-type="float" office:value="113.321484177584" calcext:value-type="float">
            <text:p>113.32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136.090324" calcext:value-type="float">
            <text:p>136.09</text:p>
          </table:table-cell>
          <table:table-cell table:formula="of:=[.N13]/[.M13]*100" office:value-type="float" office:value="10.4984119749047" calcext:value-type="float">
            <text:p>10.50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7:14:39.095728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05" calcext:value-type="float">
            <text:p>240.05</text:p>
          </table:table-cell>
          <table:table-cell table:formula="of:=[.K14]/[.J14]*100" office:value-type="float" office:value="39.9994445900908" calcext:value-type="float">
            <text:p>40.00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51.745498" calcext:value-type="float">
            <text:p>51.75</text:p>
          </table:table-cell>
          <table:table-cell table:formula="of:=[.N14]/[.M14]*100" office:value-type="float" office:value="3.99180147334065" calcext:value-type="float">
            <text:p>3.99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4:50:18.844670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245.04" calcext:value-type="float">
            <text:p>245.04</text:p>
          </table:table-cell>
          <table:table-cell table:formula="of:=[.K15]/[.J15]*100" office:value-type="float" office:value="40.8354627036799" calcext:value-type="float">
            <text:p>40.84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52.6381" calcext:value-type="float">
            <text:p>52.64</text:p>
          </table:table-cell>
          <table:table-cell table:formula="of:=[.N15]/[.M15]*100" office:value-type="float" office:value="4.89886692898316" calcext:value-type="float">
            <text:p>4.90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3:10:35.010605</text:p>
          </table:table-cell>
          <table:table-cell office:value-type="float" office:value="600.1" calcext:value-type="float">
            <text:p>600.10</text:p>
          </table:table-cell>
          <table:table-cell office:value-type="float" office:value="260.04" calcext:value-type="float">
            <text:p>260.04</text:p>
          </table:table-cell>
          <table:table-cell table:formula="of:=[.K16]/[.J16]*100" office:value-type="float" office:value="43.3327778703549" calcext:value-type="float">
            <text:p>43.33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126.72822" calcext:value-type="float">
            <text:p>126.73</text:p>
          </table:table-cell>
          <table:table-cell table:formula="of:=[.N16]/[.M16]*100" office:value-type="float" office:value="12.5011260592096" calcext:value-type="float">
            <text:p>12.50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3:06:27.537186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04" calcext:value-type="float">
            <text:p>240.04</text:p>
          </table:table-cell>
          <table:table-cell table:formula="of:=[.K17]/[.J17]*100" office:value-type="float" office:value="39.9977782937113" calcext:value-type="float">
            <text:p>40.00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54.738142" calcext:value-type="float">
            <text:p>54.74</text:p>
          </table:table-cell>
          <table:table-cell table:formula="of:=[.N17]/[.M17]*100" office:value-type="float" office:value="5.34041044794729" calcext:value-type="float">
            <text:p>5.34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4:54:47.869623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250.56" calcext:value-type="float">
            <text:p>250.56</text:p>
          </table:table-cell>
          <table:table-cell table:formula="of:=[.K18]/[.J18]*100" office:value-type="float" office:value="41.8739902836199" calcext:value-type="float">
            <text:p>41.87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58.286034" calcext:value-type="float">
            <text:p>58.29</text:p>
          </table:table-cell>
          <table:table-cell table:formula="of:=[.N18]/[.M18]*100" office:value-type="float" office:value="5.89965093755689" calcext:value-type="float">
            <text:p>5.90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0:40:47.501921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76.18" calcext:value-type="float">
            <text:p>676.18</text:p>
          </table:table-cell>
          <table:table-cell table:formula="of:=[.K19]/[.J19]*100" office:value-type="float" office:value="112.671628589575" calcext:value-type="float">
            <text:p>112.67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118.543698" calcext:value-type="float">
            <text:p>118.54</text:p>
          </table:table-cell>
          <table:table-cell table:formula="of:=[.N19]/[.M19]*100" office:value-type="float" office:value="8.97453168230036" calcext:value-type="float">
            <text:p>8.97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1:00:34.053305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5.04" calcext:value-type="float">
            <text:p>245.04</text:p>
          </table:table-cell>
          <table:table-cell table:formula="of:=[.K20]/[.J20]*100" office:value-type="float" office:value="40.8309264834653" calcext:value-type="float">
            <text:p>40.83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55.845042" calcext:value-type="float">
            <text:p>55.85</text:p>
          </table:table-cell>
          <table:table-cell table:formula="of:=[.N20]/[.M20]*100" office:value-type="float" office:value="4.2278341842212" calcext:value-type="float">
            <text:p>4.23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6:58:32.787171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5.43" calcext:value-type="float">
            <text:p>245.43</text:p>
          </table:table-cell>
          <table:table-cell table:formula="of:=[.K21]/[.J21]*100" office:value-type="float" office:value="40.8959120422661" calcext:value-type="float">
            <text:p>40.90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51.907354" calcext:value-type="float">
            <text:p>51.91</text:p>
          </table:table-cell>
          <table:table-cell table:formula="of:=[.N21]/[.M21]*100" office:value-type="float" office:value="4.00428752612285" calcext:value-type="float">
            <text:p>4.00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2:26:06.957471</text:p>
          </table:table-cell>
          <table:table-cell office:value-type="float" office:value="600.1" calcext:value-type="float">
            <text:p>600.10</text:p>
          </table:table-cell>
          <table:table-cell office:value-type="float" office:value="671.14" calcext:value-type="float">
            <text:p>671.14</text:p>
          </table:table-cell>
          <table:table-cell table:formula="of:=[.K22]/[.J22]*100" office:value-type="float" office:value="111.838026995501" calcext:value-type="float">
            <text:p>111.84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240.579612" calcext:value-type="float">
            <text:p>240.58</text:p>
          </table:table-cell>
          <table:table-cell table:formula="of:=[.N22]/[.M22]*100" office:value-type="float" office:value="23.7320153071489" calcext:value-type="float">
            <text:p>23.73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0:56:18.957525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55.04" calcext:value-type="float">
            <text:p>255.04</text:p>
          </table:table-cell>
          <table:table-cell table:formula="of:=[.K23]/[.J23]*100" office:value-type="float" office:value="42.4972228629734" calcext:value-type="float">
            <text:p>42.50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60.671208" calcext:value-type="float">
            <text:p>60.67</text:p>
          </table:table-cell>
          <table:table-cell table:formula="of:=[.N23]/[.M23]*100" office:value-type="float" office:value="4.59320645117242" calcext:value-type="float">
            <text:p>4.59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6:57:19.595919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240.04" calcext:value-type="float">
            <text:p>240.04</text:p>
          </table:table-cell>
          <table:table-cell table:formula="of:=[.K24]/[.J24]*100" office:value-type="float" office:value="40.0980010246105" calcext:value-type="float">
            <text:p>40.10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56.739832" calcext:value-type="float">
            <text:p>56.74</text:p>
          </table:table-cell>
          <table:table-cell table:formula="of:=[.N24]/[.M24]*100" office:value-type="float" office:value="6.01839954715366" calcext:value-type="float">
            <text:p>6.02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3:06:24.919453</text:p>
          </table:table-cell>
          <table:table-cell office:value-type="float" office:value="600.1" calcext:value-type="float">
            <text:p>600.10</text:p>
          </table:table-cell>
          <table:table-cell office:value-type="float" office:value="250.04" calcext:value-type="float">
            <text:p>250.04</text:p>
          </table:table-cell>
          <table:table-cell table:formula="of:=[.K25]/[.J25]*100" office:value-type="float" office:value="41.6663889351775" calcext:value-type="float">
            <text:p>41.67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112.913084" calcext:value-type="float">
            <text:p>112.91</text:p>
          </table:table-cell>
          <table:table-cell table:formula="of:=[.N25]/[.M25]*100" office:value-type="float" office:value="11.138329701294" calcext:value-type="float">
            <text:p>11.14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2:06:08.860745</text:p>
          </table:table-cell>
          <table:table-cell office:value-type="float" office:value="598.9" calcext:value-type="float">
            <text:p>598.90</text:p>
          </table:table-cell>
          <table:table-cell office:value-type="float" office:value="696.27" calcext:value-type="float">
            <text:p>696.27</text:p>
          </table:table-cell>
          <table:table-cell table:formula="of:=[.K26]/[.J26]*100" office:value-type="float" office:value="116.258139923193" calcext:value-type="float">
            <text:p>116.26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89.564136" calcext:value-type="float">
            <text:p>89.56</text:p>
          </table:table-cell>
          <table:table-cell table:formula="of:=[.N26]/[.M26]*100" office:value-type="float" office:value="7.08294466256779" calcext:value-type="float">
            <text:p>7.08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6:19:22.372890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590.09" calcext:value-type="float">
            <text:p>590.09</text:p>
          </table:table-cell>
          <table:table-cell table:formula="of:=[.K27]/[.J27]*100" office:value-type="float" office:value="98.5728604591419" calcext:value-type="float">
            <text:p>98.57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85.178034" calcext:value-type="float">
            <text:p>85.18</text:p>
          </table:table-cell>
          <table:table-cell table:formula="of:=[.N27]/[.M27]*100" office:value-type="float" office:value="9.03484242345023" calcext:value-type="float">
            <text:p>9.03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5:54:35.019848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35.47" calcext:value-type="float">
            <text:p>635.47</text:p>
          </table:table-cell>
          <table:table-cell table:formula="of:=[.K28]/[.J28]*100" office:value-type="float" office:value="105.888136028598" calcext:value-type="float">
            <text:p>105.89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68.414512" calcext:value-type="float">
            <text:p>68.41</text:p>
          </table:table-cell>
          <table:table-cell table:formula="of:=[.N28]/[.M28]*100" office:value-type="float" office:value="5.27769874394641" calcext:value-type="float">
            <text:p>5.28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9:46:20.715352</text:p>
          </table:table-cell>
          <table:table-cell office:value-type="float" office:value="600" calcext:value-type="float">
            <text:p>600.00</text:p>
          </table:table-cell>
          <table:table-cell office:value-type="float" office:value="605.6" calcext:value-type="float">
            <text:p>605.60</text:p>
          </table:table-cell>
          <table:table-cell table:formula="of:=[.K29]/[.J29]*100" office:value-type="float" office:value="100.933333333333" calcext:value-type="float">
            <text:p>100.93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81.003708" calcext:value-type="float">
            <text:p>81.00</text:p>
          </table:table-cell>
          <table:table-cell table:formula="of:=[.N29]/[.M29]*100" office:value-type="float" office:value="6.86807958935404" calcext:value-type="float">
            <text:p>6.87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0:08:10.645425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40.13" calcext:value-type="float">
            <text:p>640.13</text:p>
          </table:table-cell>
          <table:table-cell table:formula="of:=[.K30]/[.J30]*100" office:value-type="float" office:value="106.664630141449" calcext:value-type="float">
            <text:p>106.66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123.488906" calcext:value-type="float">
            <text:p>123.49</text:p>
          </table:table-cell>
          <table:table-cell table:formula="of:=[.N30]/[.M30]*100" office:value-type="float" office:value="9.34891620564773" calcext:value-type="float">
            <text:p>9.35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8:54:07.369217</text:p>
          </table:table-cell>
          <table:table-cell office:value-type="float" office:value="600.4" calcext:value-type="float">
            <text:p>600.40</text:p>
          </table:table-cell>
          <table:table-cell office:value-type="float" office:value="240.1" calcext:value-type="float">
            <text:p>240.10</text:p>
          </table:table-cell>
          <table:table-cell table:formula="of:=[.K31]/[.J31]*100" office:value-type="float" office:value="39.9900066622252" calcext:value-type="float">
            <text:p>39.99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53.08991" calcext:value-type="float">
            <text:p>53.09</text:p>
          </table:table-cell>
          <table:table-cell table:formula="of:=[.N31]/[.M31]*100" office:value-type="float" office:value="4.02427580081746" calcext:value-type="float">
            <text:p>4.02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1:04:39.232517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6.45" calcext:value-type="float">
            <text:p>246.45</text:p>
          </table:table-cell>
          <table:table-cell table:formula="of:=[.K32]/[.J32]*100" office:value-type="float" office:value="41.0658742729759" calcext:value-type="float">
            <text:p>41.07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57.713574" calcext:value-type="float">
            <text:p>57.71</text:p>
          </table:table-cell>
          <table:table-cell table:formula="of:=[.N32]/[.M32]*100" office:value-type="float" office:value="4.36929425267117" calcext:value-type="float">
            <text:p>4.37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2:17:45.032187</text:p>
          </table:table-cell>
          <table:table-cell office:value-type="float" office:value="598.9" calcext:value-type="float">
            <text:p>598.90</text:p>
          </table:table-cell>
          <table:table-cell office:value-type="float" office:value="640.09" calcext:value-type="float">
            <text:p>640.09</text:p>
          </table:table-cell>
          <table:table-cell table:formula="of:=[.K33]/[.J33]*100" office:value-type="float" office:value="106.877608949741" calcext:value-type="float">
            <text:p>106.88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129.853206" calcext:value-type="float">
            <text:p>129.85</text:p>
          </table:table-cell>
          <table:table-cell table:formula="of:=[.N33]/[.M33]*100" office:value-type="float" office:value="10.2691000374862" calcext:value-type="float">
            <text:p>10.27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3:07:38.598189</text:p>
          </table:table-cell>
          <table:table-cell office:value-type="float" office:value="598.9" calcext:value-type="float">
            <text:p>598.90</text:p>
          </table:table-cell>
          <table:table-cell office:value-type="float" office:value="260.06" calcext:value-type="float">
            <text:p>260.06</text:p>
          </table:table-cell>
          <table:table-cell table:formula="of:=[.K34]/[.J34]*100" office:value-type="float" office:value="43.4229420604442" calcext:value-type="float">
            <text:p>43.42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53.960026" calcext:value-type="float">
            <text:p>53.96</text:p>
          </table:table-cell>
          <table:table-cell table:formula="of:=[.N34]/[.M34]*100" office:value-type="float" office:value="4.26728705504086" calcext:value-type="float">
            <text:p>4.27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8:10:55.524616</text:p>
          </table:table-cell>
          <table:table-cell office:value-type="float" office:value="600.4" calcext:value-type="float">
            <text:p>600.40</text:p>
          </table:table-cell>
          <table:table-cell office:value-type="float" office:value="645.87" calcext:value-type="float">
            <text:p>645.87</text:p>
          </table:table-cell>
          <table:table-cell table:formula="of:=[.K35]/[.J35]*100" office:value-type="float" office:value="107.573284477015" calcext:value-type="float">
            <text:p>107.57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139.817132" calcext:value-type="float">
            <text:p>139.82</text:p>
          </table:table-cell>
          <table:table-cell table:formula="of:=[.N35]/[.M35]*100" office:value-type="float" office:value="10.5982982613325" calcext:value-type="float">
            <text:p>10.60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3:34:32.615395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96.54" calcext:value-type="float">
            <text:p>696.54</text:p>
          </table:table-cell>
          <table:table-cell table:formula="of:=[.K36]/[.J36]*100" office:value-type="float" office:value="116.064208018254" calcext:value-type="float">
            <text:p>116.06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236.057158" calcext:value-type="float">
            <text:p>236.06</text:p>
          </table:table-cell>
          <table:table-cell table:formula="of:=[.N36]/[.M36]*100" office:value-type="float" office:value="17.8710676235592" calcext:value-type="float">
            <text:p>17.87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2:44:00.815349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21.56" calcext:value-type="float">
            <text:p>621.56</text:p>
          </table:table-cell>
          <table:table-cell table:formula="of:=[.K37]/[.J37]*100" office:value-type="float" office:value="103.570317764702" calcext:value-type="float">
            <text:p>103.57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95.221674" calcext:value-type="float">
            <text:p>95.22</text:p>
          </table:table-cell>
          <table:table-cell table:formula="of:=[.N37]/[.M37]*100" office:value-type="float" office:value="9.29010017732482" calcext:value-type="float">
            <text:p>9.29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2:49:03.452776</text:p>
          </table:table-cell>
          <table:table-cell office:value-type="float" office:value="600.1" calcext:value-type="float">
            <text:p>600.10</text:p>
          </table:table-cell>
          <table:table-cell office:value-type="float" office:value="256.16" calcext:value-type="float">
            <text:p>256.16</text:p>
          </table:table-cell>
          <table:table-cell table:formula="of:=[.K38]/[.J38]*100" office:value-type="float" office:value="42.6862189635061" calcext:value-type="float">
            <text:p>42.69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120.0845" calcext:value-type="float">
            <text:p>120.08</text:p>
          </table:table-cell>
          <table:table-cell table:formula="of:=[.N38]/[.M38]*100" office:value-type="float" office:value="11.8457552095118" calcext:value-type="float">
            <text:p>11.85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7:01:19.635897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245.03" calcext:value-type="float">
            <text:p>245.03</text:p>
          </table:table-cell>
          <table:table-cell table:formula="of:=[.K39]/[.J39]*100" office:value-type="float" office:value="40.9315663683566" calcext:value-type="float">
            <text:p>40.93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60.101844" calcext:value-type="float">
            <text:p>60.10</text:p>
          </table:table-cell>
          <table:table-cell table:formula="of:=[.N39]/[.M39]*100" office:value-type="float" office:value="6.37500848985065" calcext:value-type="float">
            <text:p>6.38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3:01:59.841754</text:p>
          </table:table-cell>
          <table:table-cell office:value-type="float" office:value="600.1" calcext:value-type="float">
            <text:p>600.10</text:p>
          </table:table-cell>
          <table:table-cell office:value-type="float" office:value="265.07" calcext:value-type="float">
            <text:p>265.07</text:p>
          </table:table-cell>
          <table:table-cell table:formula="of:=[.K40]/[.J40]*100" office:value-type="float" office:value="44.1709715047492" calcext:value-type="float">
            <text:p>44.17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118.64606" calcext:value-type="float">
            <text:p>118.65</text:p>
          </table:table-cell>
          <table:table-cell table:formula="of:=[.N40]/[.M40]*100" office:value-type="float" office:value="11.7038600596501" calcext:value-type="float">
            <text:p>11.70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5:11:08.549738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245.03" calcext:value-type="float">
            <text:p>245.03</text:p>
          </table:table-cell>
          <table:table-cell table:formula="of:=[.K41]/[.J41]*100" office:value-type="float" office:value="40.9498077873379" calcext:value-type="float">
            <text:p>40.95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56.53551" calcext:value-type="float">
            <text:p>56.54</text:p>
          </table:table-cell>
          <table:table-cell table:formula="of:=[.N41]/[.M41]*100" office:value-type="float" office:value="5.72246474304216" calcext:value-type="float">
            <text:p>5.72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3:14:55.110340</text:p>
          </table:table-cell>
          <table:table-cell office:value-type="float" office:value="600.1" calcext:value-type="float">
            <text:p>600.10</text:p>
          </table:table-cell>
          <table:table-cell office:value-type="float" office:value="260.04" calcext:value-type="float">
            <text:p>260.04</text:p>
          </table:table-cell>
          <table:table-cell table:formula="of:=[.K42]/[.J42]*100" office:value-type="float" office:value="43.3327778703549" calcext:value-type="float">
            <text:p>43.33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99.440232" calcext:value-type="float">
            <text:p>99.44</text:p>
          </table:table-cell>
          <table:table-cell table:formula="of:=[.N42]/[.M42]*100" office:value-type="float" office:value="9.8092980047305" calcext:value-type="float">
            <text:p>9.81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6:05:10.576496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61.18" calcext:value-type="float">
            <text:p>661.18</text:p>
          </table:table-cell>
          <table:table-cell table:formula="of:=[.K43]/[.J43]*100" office:value-type="float" office:value="110.172184020313" calcext:value-type="float">
            <text:p>110.17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69.377742" calcext:value-type="float">
            <text:p>69.38</text:p>
          </table:table-cell>
          <table:table-cell table:formula="of:=[.N43]/[.M43]*100" office:value-type="float" office:value="5.35200516830754" calcext:value-type="float">
            <text:p>5.35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4:50:42.566031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245.04" calcext:value-type="float">
            <text:p>245.04</text:p>
          </table:table-cell>
          <table:table-cell table:formula="of:=[.K44]/[.J44]*100" office:value-type="float" office:value="40.9514790034252" calcext:value-type="float">
            <text:p>40.95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55.150008" calcext:value-type="float">
            <text:p>55.15</text:p>
          </table:table-cell>
          <table:table-cell table:formula="of:=[.N44]/[.M44]*100" office:value-type="float" office:value="5.5822256906941" calcext:value-type="float">
            <text:p>5.58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1:25:01.190861</text:p>
          </table:table-cell>
          <table:table-cell office:value-type="float" office:value="598.9" calcext:value-type="float">
            <text:p>598.90</text:p>
          </table:table-cell>
          <table:table-cell office:value-type="float" office:value="645.09" calcext:value-type="float">
            <text:p>645.09</text:p>
          </table:table-cell>
          <table:table-cell table:formula="of:=[.K45]/[.J45]*100" office:value-type="float" office:value="107.712472866923" calcext:value-type="float">
            <text:p>107.71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95.193176" calcext:value-type="float">
            <text:p>95.19</text:p>
          </table:table-cell>
          <table:table-cell table:formula="of:=[.N45]/[.M45]*100" office:value-type="float" office:value="7.52810251931728" calcext:value-type="float">
            <text:p>7.53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6:44:35.834223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254.44" calcext:value-type="float">
            <text:p>254.44</text:p>
          </table:table-cell>
          <table:table-cell table:formula="of:=[.K46]/[.J46]*100" office:value-type="float" office:value="42.5034801728958" calcext:value-type="float">
            <text:p>42.50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62.858074" calcext:value-type="float">
            <text:p>62.86</text:p>
          </table:table-cell>
          <table:table-cell table:formula="of:=[.N46]/[.M46]*100" office:value-type="float" office:value="6.66736207637258" calcext:value-type="float">
            <text:p>6.67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9:06:07.672025</text:p>
          </table:table-cell>
          <table:table-cell office:value-type="float" office:value="600.4" calcext:value-type="float">
            <text:p>600.40</text:p>
          </table:table-cell>
          <table:table-cell office:value-type="float" office:value="240.52" calcext:value-type="float">
            <text:p>240.52</text:p>
          </table:table-cell>
          <table:table-cell table:formula="of:=[.K47]/[.J47]*100" office:value-type="float" office:value="40.0599600266489" calcext:value-type="float">
            <text:p>40.06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52.050946" calcext:value-type="float">
            <text:p>52.05</text:p>
          </table:table-cell>
          <table:table-cell table:formula="of:=[.N47]/[.M47]*100" office:value-type="float" office:value="3.94552114323525" calcext:value-type="float">
            <text:p>3.95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2:54:22.291988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5.04" calcext:value-type="float">
            <text:p>245.04</text:p>
          </table:table-cell>
          <table:table-cell table:formula="of:=[.K48]/[.J48]*100" office:value-type="float" office:value="40.8309264834653" calcext:value-type="float">
            <text:p>40.83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54.634368" calcext:value-type="float">
            <text:p>54.63</text:p>
          </table:table-cell>
          <table:table-cell table:formula="of:=[.N48]/[.M48]*100" office:value-type="float" office:value="5.33028595826649" calcext:value-type="float">
            <text:p>5.33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7:50:15.082144</text:p>
          </table:table-cell>
          <table:table-cell office:value-type="float" office:value="600.4" calcext:value-type="float">
            <text:p>600.40</text:p>
          </table:table-cell>
          <table:table-cell office:value-type="float" office:value="630.23" calcext:value-type="float">
            <text:p>630.23</text:p>
          </table:table-cell>
          <table:table-cell table:formula="of:=[.K49]/[.J49]*100" office:value-type="float" office:value="104.96835443038" calcext:value-type="float">
            <text:p>104.97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97.345108" calcext:value-type="float">
            <text:p>97.35</text:p>
          </table:table-cell>
          <table:table-cell table:formula="of:=[.N49]/[.M49]*100" office:value-type="float" office:value="7.37887034376894" calcext:value-type="float">
            <text:p>7.38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3:19:15.161654</text:p>
          </table:table-cell>
          <table:table-cell office:value-type="float" office:value="600.1" calcext:value-type="float">
            <text:p>600.10</text:p>
          </table:table-cell>
          <table:table-cell office:value-type="float" office:value="260.05" calcext:value-type="float">
            <text:p>260.05</text:p>
          </table:table-cell>
          <table:table-cell table:formula="of:=[.K50]/[.J50]*100" office:value-type="float" office:value="43.3344442592901" calcext:value-type="float">
            <text:p>43.33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111.79859" calcext:value-type="float">
            <text:p>111.80</text:p>
          </table:table-cell>
          <table:table-cell table:formula="of:=[.N50]/[.M50]*100" office:value-type="float" office:value="11.0283902577649" calcext:value-type="float">
            <text:p>11.03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1:49:10.484331</text:p>
          </table:table-cell>
          <table:table-cell office:value-type="float" office:value="600.1" calcext:value-type="float">
            <text:p>600.10</text:p>
          </table:table-cell>
          <table:table-cell office:value-type="float" office:value="776.03" calcext:value-type="float">
            <text:p>776.03</text:p>
          </table:table-cell>
          <table:table-cell table:formula="of:=[.K51]/[.J51]*100" office:value-type="float" office:value="129.316780536577" calcext:value-type="float">
            <text:p>129.32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292.937914" calcext:value-type="float">
            <text:p>292.94</text:p>
          </table:table-cell>
          <table:table-cell table:formula="of:=[.N51]/[.M51]*100" office:value-type="float" office:value="28.8969086004357" calcext:value-type="float">
            <text:p>28.90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5:07:03.461699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245.09" calcext:value-type="float">
            <text:p>245.09</text:p>
          </table:table-cell>
          <table:table-cell table:formula="of:=[.K52]/[.J52]*100" office:value-type="float" office:value="40.9598350838617" calcext:value-type="float">
            <text:p>40.96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54.133074" calcext:value-type="float">
            <text:p>54.13</text:p>
          </table:table-cell>
          <table:table-cell table:formula="of:=[.N52]/[.M52]*100" office:value-type="float" office:value="5.4792927028958" calcext:value-type="float">
            <text:p>5.48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6:48:49.470033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245.04" calcext:value-type="float">
            <text:p>245.04</text:p>
          </table:table-cell>
          <table:table-cell table:formula="of:=[.K53]/[.J53]*100" office:value-type="float" office:value="40.9332368399873" calcext:value-type="float">
            <text:p>40.93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55.891556" calcext:value-type="float">
            <text:p>55.89</text:p>
          </table:table-cell>
          <table:table-cell table:formula="of:=[.N53]/[.M53]*100" office:value-type="float" office:value="5.92842282860678" calcext:value-type="float">
            <text:p>5.93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4:54:23.887226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245.04" calcext:value-type="float">
            <text:p>245.04</text:p>
          </table:table-cell>
          <table:table-cell table:formula="of:=[.K54]/[.J54]*100" office:value-type="float" office:value="40.8354627036799" calcext:value-type="float">
            <text:p>40.84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53.577332" calcext:value-type="float">
            <text:p>53.58</text:p>
          </table:table-cell>
          <table:table-cell table:formula="of:=[.N54]/[.M54]*100" office:value-type="float" office:value="4.98627837779006" calcext:value-type="float">
            <text:p>4.99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4:13:01.364109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635.14" calcext:value-type="float">
            <text:p>635.14</text:p>
          </table:table-cell>
          <table:table-cell table:formula="of:=[.K55]/[.J55]*100" office:value-type="float" office:value="105.844906062746" calcext:value-type="float">
            <text:p>105.84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119.203946" calcext:value-type="float">
            <text:p>119.20</text:p>
          </table:table-cell>
          <table:table-cell table:formula="of:=[.N55]/[.M55]*100" office:value-type="float" office:value="11.0939465684304" calcext:value-type="float">
            <text:p>11.09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6:36:17.413486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15.09" calcext:value-type="float">
            <text:p>615.09</text:p>
          </table:table-cell>
          <table:table-cell table:formula="of:=[.K56]/[.J56]*100" office:value-type="float" office:value="102.492224007161" calcext:value-type="float">
            <text:p>102.49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65.613096" calcext:value-type="float">
            <text:p>65.61</text:p>
          </table:table-cell>
          <table:table-cell table:formula="of:=[.N56]/[.M56]*100" office:value-type="float" office:value="5.06158918952218" calcext:value-type="float">
            <text:p>5.06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3:26:27.915602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640.12" calcext:value-type="float">
            <text:p>640.12</text:p>
          </table:table-cell>
          <table:table-cell table:formula="of:=[.K57]/[.J57]*100" office:value-type="float" office:value="106.977884180838" calcext:value-type="float">
            <text:p>106.98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106.840876" calcext:value-type="float">
            <text:p>106.84</text:p>
          </table:table-cell>
          <table:table-cell table:formula="of:=[.N57]/[.M57]*100" office:value-type="float" office:value="10.8143208759546" calcext:value-type="float">
            <text:p>10.81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8:58:07.517567</text:p>
          </table:table-cell>
          <table:table-cell office:value-type="float" office:value="600.4" calcext:value-type="float">
            <text:p>600.40</text:p>
          </table:table-cell>
          <table:table-cell office:value-type="float" office:value="240.05" calcext:value-type="float">
            <text:p>240.05</text:p>
          </table:table-cell>
          <table:table-cell table:formula="of:=[.K58]/[.J58]*100" office:value-type="float" office:value="39.9816788807462" calcext:value-type="float">
            <text:p>39.98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52.511958" calcext:value-type="float">
            <text:p>52.51</text:p>
          </table:table-cell>
          <table:table-cell table:formula="of:=[.N58]/[.M58]*100" office:value-type="float" office:value="3.98046637926007" calcext:value-type="float">
            <text:p>3.98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6:40:02.740553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272.21" calcext:value-type="float">
            <text:p>272.21</text:p>
          </table:table-cell>
          <table:table-cell table:formula="of:=[.K59]/[.J59]*100" office:value-type="float" office:value="45.471908260745" calcext:value-type="float">
            <text:p>45.47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58.587078" calcext:value-type="float">
            <text:p>58.59</text:p>
          </table:table-cell>
          <table:table-cell table:formula="of:=[.N59]/[.M59]*100" office:value-type="float" office:value="6.21433711161246" calcext:value-type="float">
            <text:p>6.21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4:46:03.738031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255.04" calcext:value-type="float">
            <text:p>255.04</text:p>
          </table:table-cell>
          <table:table-cell table:formula="of:=[.K60]/[.J60]*100" office:value-type="float" office:value="42.5019442048095" calcext:value-type="float">
            <text:p>42.50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55.02706" calcext:value-type="float">
            <text:p>55.03</text:p>
          </table:table-cell>
          <table:table-cell table:formula="of:=[.N60]/[.M60]*100" office:value-type="float" office:value="5.12120012753447" calcext:value-type="float">
            <text:p>5.12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2:57:44.752284</text:p>
          </table:table-cell>
          <table:table-cell office:value-type="float" office:value="600.1" calcext:value-type="float">
            <text:p>600.10</text:p>
          </table:table-cell>
          <table:table-cell office:value-type="float" office:value="255.04" calcext:value-type="float">
            <text:p>255.04</text:p>
          </table:table-cell>
          <table:table-cell table:formula="of:=[.K61]/[.J61]*100" office:value-type="float" office:value="42.4995834027662" calcext:value-type="float">
            <text:p>42.50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105.621228" calcext:value-type="float">
            <text:p>105.62</text:p>
          </table:table-cell>
          <table:table-cell table:formula="of:=[.N61]/[.M61]*100" office:value-type="float" office:value="10.4190233695109" calcext:value-type="float">
            <text:p>10.42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3:48:50.094148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591.02" calcext:value-type="float">
            <text:p>591.02</text:p>
          </table:table-cell>
          <table:table-cell table:formula="of:=[.K62]/[.J62]*100" office:value-type="float" office:value="98.7722131921496" calcext:value-type="float">
            <text:p>98.77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81.142848" calcext:value-type="float">
            <text:p>81.14</text:p>
          </table:table-cell>
          <table:table-cell table:formula="of:=[.N62]/[.M62]*100" office:value-type="float" office:value="8.21319356330259" calcext:value-type="float">
            <text:p>8.21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0:18:50.830603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80.08" calcext:value-type="float">
            <text:p>680.08</text:p>
          </table:table-cell>
          <table:table-cell table:formula="of:=[.K63]/[.J63]*100" office:value-type="float" office:value="113.321484177584" calcext:value-type="float">
            <text:p>113.32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204.872886" calcext:value-type="float">
            <text:p>204.87</text:p>
          </table:table-cell>
          <table:table-cell table:formula="of:=[.N63]/[.M63]*100" office:value-type="float" office:value="15.5102146910527" calcext:value-type="float">
            <text:p>15.51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1:00:38.600835</text:p>
          </table:table-cell>
          <table:table-cell office:value-type="float" office:value="600" calcext:value-type="float">
            <text:p>600.00</text:p>
          </table:table-cell>
          <table:table-cell office:value-type="float" office:value="240.13" calcext:value-type="float">
            <text:p>240.13</text:p>
          </table:table-cell>
          <table:table-cell table:formula="of:=[.K64]/[.J64]*100" office:value-type="float" office:value="40.0216666666667" calcext:value-type="float">
            <text:p>40.02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52.670408" calcext:value-type="float">
            <text:p>52.67</text:p>
          </table:table-cell>
          <table:table-cell table:formula="of:=[.N64]/[.M64]*100" office:value-type="float" office:value="4.4657777165923" calcext:value-type="float">
            <text:p>4.47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3:22:27.859827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05" calcext:value-type="float">
            <text:p>240.05</text:p>
          </table:table-cell>
          <table:table-cell table:formula="of:=[.K65]/[.J65]*100" office:value-type="float" office:value="39.9994445900908" calcext:value-type="float">
            <text:p>40.00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53.8598" calcext:value-type="float">
            <text:p>53.86</text:p>
          </table:table-cell>
          <table:table-cell table:formula="of:=[.N65]/[.M65]*100" office:value-type="float" office:value="5.25471687812041" calcext:value-type="float">
            <text:p>5.25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2:53:19.653366</text:p>
          </table:table-cell>
          <table:table-cell office:value-type="float" office:value="600.1" calcext:value-type="float">
            <text:p>600.10</text:p>
          </table:table-cell>
          <table:table-cell office:value-type="float" office:value="265.09" calcext:value-type="float">
            <text:p>265.09</text:p>
          </table:table-cell>
          <table:table-cell table:formula="of:=[.K66]/[.J66]*100" office:value-type="float" office:value="44.1743042826196" calcext:value-type="float">
            <text:p>44.17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135.303524" calcext:value-type="float">
            <text:p>135.30</text:p>
          </table:table-cell>
          <table:table-cell table:formula="of:=[.N66]/[.M66]*100" office:value-type="float" office:value="13.3470383295788" calcext:value-type="float">
            <text:p>13.35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3:20:28.793146</text:p>
          </table:table-cell>
          <table:table-cell office:value-type="float" office:value="598.9" calcext:value-type="float">
            <text:p>598.90</text:p>
          </table:table-cell>
          <table:table-cell office:value-type="float" office:value="265.04" calcext:value-type="float">
            <text:p>265.04</text:p>
          </table:table-cell>
          <table:table-cell table:formula="of:=[.K67]/[.J67]*100" office:value-type="float" office:value="44.2544665219569" calcext:value-type="float">
            <text:p>44.25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53.815512" calcext:value-type="float">
            <text:p>53.82</text:p>
          </table:table-cell>
          <table:table-cell table:formula="of:=[.N67]/[.M67]*100" office:value-type="float" office:value="4.25585854458254" calcext:value-type="float">
            <text:p>4.26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5:14:54.338356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670.1" calcext:value-type="float">
            <text:p>670.10</text:p>
          </table:table-cell>
          <table:table-cell table:formula="of:=[.K68]/[.J68]*100" office:value-type="float" office:value="111.938303976802" calcext:value-type="float">
            <text:p>111.94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118.855444" calcext:value-type="float">
            <text:p>118.86</text:p>
          </table:table-cell>
          <table:table-cell table:formula="of:=[.N68]/[.M68]*100" office:value-type="float" office:value="12.6070086063411" calcext:value-type="float">
            <text:p>12.61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2:12:55.345635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15.09" calcext:value-type="float">
            <text:p>615.09</text:p>
          </table:table-cell>
          <table:table-cell table:formula="of:=[.K69]/[.J69]*100" office:value-type="float" office:value="102.492224007161" calcext:value-type="float">
            <text:p>102.49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96.674046" calcext:value-type="float">
            <text:p>96.67</text:p>
          </table:table-cell>
          <table:table-cell table:formula="of:=[.N69]/[.M69]*100" office:value-type="float" office:value="9.43179776368254" calcext:value-type="float">
            <text:p>9.43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4:30:46.710592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575.08" calcext:value-type="float">
            <text:p>575.08</text:p>
          </table:table-cell>
          <table:table-cell table:formula="of:=[.K70]/[.J70]*100" office:value-type="float" office:value="96.1082947489787" calcext:value-type="float">
            <text:p>96.11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77.235716" calcext:value-type="float">
            <text:p>77.24</text:p>
          </table:table-cell>
          <table:table-cell table:formula="of:=[.N70]/[.M70]*100" office:value-type="float" office:value="7.81771777973909" calcext:value-type="float">
            <text:p>7.82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7:02:38.261259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08" calcext:value-type="float">
            <text:p>240.08</text:p>
          </table:table-cell>
          <table:table-cell table:formula="of:=[.K71]/[.J71]*100" office:value-type="float" office:value="40.0044434792293" calcext:value-type="float">
            <text:p>40.00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51.747276" calcext:value-type="float">
            <text:p>51.75</text:p>
          </table:table-cell>
          <table:table-cell table:formula="of:=[.N71]/[.M71]*100" office:value-type="float" office:value="3.99193863354384" calcext:value-type="float">
            <text:p>3.99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2:37:18.073951</text:p>
          </table:table-cell>
          <table:table-cell office:value-type="float" office:value="600.1" calcext:value-type="float">
            <text:p>600.10</text:p>
          </table:table-cell>
          <table:table-cell office:value-type="float" office:value="705.32" calcext:value-type="float">
            <text:p>705.32</text:p>
          </table:table-cell>
          <table:table-cell table:formula="of:=[.K72]/[.J72]*100" office:value-type="float" office:value="117.533744375937" calcext:value-type="float">
            <text:p>117.53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295.81786" calcext:value-type="float">
            <text:p>295.82</text:p>
          </table:table-cell>
          <table:table-cell table:formula="of:=[.N72]/[.M72]*100" office:value-type="float" office:value="29.1810013462323" calcext:value-type="float">
            <text:p>29.18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7:09:24.717535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245.03" calcext:value-type="float">
            <text:p>245.03</text:p>
          </table:table-cell>
          <table:table-cell table:formula="of:=[.K73]/[.J73]*100" office:value-type="float" office:value="40.9315663683566" calcext:value-type="float">
            <text:p>40.93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56.839052" calcext:value-type="float">
            <text:p>56.84</text:p>
          </table:table-cell>
          <table:table-cell table:formula="of:=[.N73]/[.M73]*100" office:value-type="float" office:value="6.02892382228843" calcext:value-type="float">
            <text:p>6.03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3:58:41.213337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645.21" calcext:value-type="float">
            <text:p>645.21</text:p>
          </table:table-cell>
          <table:table-cell table:formula="of:=[.K74]/[.J74]*100" office:value-type="float" office:value="107.828533169278" calcext:value-type="float">
            <text:p>107.83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105.39206" calcext:value-type="float">
            <text:p>105.39</text:p>
          </table:table-cell>
          <table:table-cell table:formula="of:=[.N74]/[.M74]*100" office:value-type="float" office:value="10.6676732472491" calcext:value-type="float">
            <text:p>10.67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1:08:45.632361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5.13" calcext:value-type="float">
            <text:p>245.13</text:p>
          </table:table-cell>
          <table:table-cell table:formula="of:=[.K75]/[.J75]*100" office:value-type="float" office:value="40.8459231508809" calcext:value-type="float">
            <text:p>40.85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56.045444" calcext:value-type="float">
            <text:p>56.05</text:p>
          </table:table-cell>
          <table:table-cell table:formula="of:=[.N75]/[.M75]*100" office:value-type="float" office:value="4.24300592366024" calcext:value-type="float">
            <text:p>4.24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1:46:31.377555</text:p>
          </table:table-cell>
          <table:table-cell office:value-type="float" office:value="598.9" calcext:value-type="float">
            <text:p>598.90</text:p>
          </table:table-cell>
          <table:table-cell office:value-type="float" office:value="540.08" calcext:value-type="float">
            <text:p>540.08</text:p>
          </table:table-cell>
          <table:table-cell table:formula="of:=[.K76]/[.J76]*100" office:value-type="float" office:value="90.1786608782768" calcext:value-type="float">
            <text:p>90.18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74.820208" calcext:value-type="float">
            <text:p>74.82</text:p>
          </table:table-cell>
          <table:table-cell table:formula="of:=[.N76]/[.M76]*100" office:value-type="float" office:value="5.91695980750388" calcext:value-type="float">
            <text:p>5.92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0:06:21.512745</text:p>
          </table:table-cell>
          <table:table-cell office:value-type="float" office:value="600" calcext:value-type="float">
            <text:p>600.00</text:p>
          </table:table-cell>
          <table:table-cell office:value-type="float" office:value="645.08" calcext:value-type="float">
            <text:p>645.08</text:p>
          </table:table-cell>
          <table:table-cell table:formula="of:=[.K77]/[.J77]*100" office:value-type="float" office:value="107.513333333333" calcext:value-type="float">
            <text:p>107.51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106.44706" calcext:value-type="float">
            <text:p>106.45</text:p>
          </table:table-cell>
          <table:table-cell table:formula="of:=[.N77]/[.M77]*100" office:value-type="float" office:value="9.02535079175319" calcext:value-type="float">
            <text:p>9.03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7:29:24.595282</text:p>
          </table:table-cell>
          <table:table-cell office:value-type="float" office:value="600.4" calcext:value-type="float">
            <text:p>600.40</text:p>
          </table:table-cell>
          <table:table-cell office:value-type="float" office:value="675.34" calcext:value-type="float">
            <text:p>675.34</text:p>
          </table:table-cell>
          <table:table-cell table:formula="of:=[.K78]/[.J78]*100" office:value-type="float" office:value="112.481678880746" calcext:value-type="float">
            <text:p>112.48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162.552738" calcext:value-type="float">
            <text:p>162.55</text:p>
          </table:table-cell>
          <table:table-cell table:formula="of:=[.N78]/[.M78]*100" office:value-type="float" office:value="12.3216831576852" calcext:value-type="float">
            <text:p>12.32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6:16:11.852763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55.3" calcext:value-type="float">
            <text:p>655.30</text:p>
          </table:table-cell>
          <table:table-cell table:formula="of:=[.K79]/[.J79]*100" office:value-type="float" office:value="109.192401749163" calcext:value-type="float">
            <text:p>109.19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120.65815" calcext:value-type="float">
            <text:p>120.66</text:p>
          </table:table-cell>
          <table:table-cell table:formula="of:=[.N79]/[.M79]*100" office:value-type="float" office:value="9.30792821707035" calcext:value-type="float">
            <text:p>9.31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2:58:27.330036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03" calcext:value-type="float">
            <text:p>240.03</text:p>
          </table:table-cell>
          <table:table-cell table:formula="of:=[.K80]/[.J80]*100" office:value-type="float" office:value="39.9961119973318" calcext:value-type="float">
            <text:p>40.00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57.071364" calcext:value-type="float">
            <text:p>57.07</text:p>
          </table:table-cell>
          <table:table-cell table:formula="of:=[.N80]/[.M80]*100" office:value-type="float" office:value="5.56804629181975" calcext:value-type="float">
            <text:p>5.57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1:35:14.219879</text:p>
          </table:table-cell>
          <table:table-cell office:value-type="float" office:value="600.1" calcext:value-type="float">
            <text:p>600.10</text:p>
          </table:table-cell>
          <table:table-cell office:value-type="float" office:value="835.69" calcext:value-type="float">
            <text:p>835.69</text:p>
          </table:table-cell>
          <table:table-cell table:formula="of:=[.K81]/[.J81]*100" office:value-type="float" office:value="139.258456923846" calcext:value-type="float">
            <text:p>139.26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241.523376" calcext:value-type="float">
            <text:p>241.52</text:p>
          </table:table-cell>
          <table:table-cell table:formula="of:=[.N81]/[.M81]*100" office:value-type="float" office:value="23.8251130618096" calcext:value-type="float">
            <text:p>23.83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3:46:09.148024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60.52" calcext:value-type="float">
            <text:p>660.52</text:p>
          </table:table-cell>
          <table:table-cell table:formula="of:=[.K82]/[.J82]*100" office:value-type="float" office:value="110.062208459266" calcext:value-type="float">
            <text:p>110.06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94.703256" calcext:value-type="float">
            <text:p>94.70</text:p>
          </table:table-cell>
          <table:table-cell table:formula="of:=[.N82]/[.M82]*100" office:value-type="float" office:value="7.16965461452874" calcext:value-type="float">
            <text:p>7.17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4:19:41.499556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665.19" calcext:value-type="float">
            <text:p>665.19</text:p>
          </table:table-cell>
          <table:table-cell table:formula="of:=[.K83]/[.J83]*100" office:value-type="float" office:value="111.167622911722" calcext:value-type="float">
            <text:p>111.17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150.475088" calcext:value-type="float">
            <text:p>150.48</text:p>
          </table:table-cell>
          <table:table-cell table:formula="of:=[.N83]/[.M83]*100" office:value-type="float" office:value="15.2309298312895" calcext:value-type="float">
            <text:p>15.23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6:29:12.539588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650.2" calcext:value-type="float">
            <text:p>650.20</text:p>
          </table:table-cell>
          <table:table-cell table:formula="of:=[.K84]/[.J84]*100" office:value-type="float" office:value="108.614065431602" calcext:value-type="float">
            <text:p>108.61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110.265694" calcext:value-type="float">
            <text:p>110.27</text:p>
          </table:table-cell>
          <table:table-cell table:formula="of:=[.N84]/[.M84]*100" office:value-type="float" office:value="11.6958929810752" calcext:value-type="float">
            <text:p>11.70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1:04:38.732825</text:p>
          </table:table-cell>
          <table:table-cell office:value-type="float" office:value="600" calcext:value-type="float">
            <text:p>600.00</text:p>
          </table:table-cell>
          <table:table-cell office:value-type="float" office:value="240.04" calcext:value-type="float">
            <text:p>240.04</text:p>
          </table:table-cell>
          <table:table-cell table:formula="of:=[.K85]/[.J85]*100" office:value-type="float" office:value="40.0066666666667" calcext:value-type="float">
            <text:p>40.01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53.376422" calcext:value-type="float">
            <text:p>53.38</text:p>
          </table:table-cell>
          <table:table-cell table:formula="of:=[.N85]/[.M85]*100" office:value-type="float" office:value="4.52563868423095" calcext:value-type="float">
            <text:p>4.53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6:27:07.262636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550.09" calcext:value-type="float">
            <text:p>550.09</text:p>
          </table:table-cell>
          <table:table-cell table:formula="of:=[.K86]/[.J86]*100" office:value-type="float" office:value="91.6612975403584" calcext:value-type="float">
            <text:p>91.66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55.095172" calcext:value-type="float">
            <text:p>55.10</text:p>
          </table:table-cell>
          <table:table-cell table:formula="of:=[.N86]/[.M86]*100" office:value-type="float" office:value="4.25020527898981" calcext:value-type="float">
            <text:p>4.25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8:46:07.216092</text:p>
          </table:table-cell>
          <table:table-cell office:value-type="float" office:value="600.4" calcext:value-type="float">
            <text:p>600.40</text:p>
          </table:table-cell>
          <table:table-cell office:value-type="float" office:value="240.05" calcext:value-type="float">
            <text:p>240.05</text:p>
          </table:table-cell>
          <table:table-cell table:formula="of:=[.K87]/[.J87]*100" office:value-type="float" office:value="39.9816788807462" calcext:value-type="float">
            <text:p>39.98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54.17983" calcext:value-type="float">
            <text:p>54.18</text:p>
          </table:table-cell>
          <table:table-cell table:formula="of:=[.N87]/[.M87]*100" office:value-type="float" office:value="4.1068929813858" calcext:value-type="float">
            <text:p>4.11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7:05:24.670197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240.03" calcext:value-type="float">
            <text:p>240.03</text:p>
          </table:table-cell>
          <table:table-cell table:formula="of:=[.K88]/[.J88]*100" office:value-type="float" office:value="40.0963305529798" calcext:value-type="float">
            <text:p>40.10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54.660046" calcext:value-type="float">
            <text:p>54.66</text:p>
          </table:table-cell>
          <table:table-cell table:formula="of:=[.N88]/[.M88]*100" office:value-type="float" office:value="5.79779644207967" calcext:value-type="float">
            <text:p>5.80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9:35:14.386582</text:p>
          </table:table-cell>
          <table:table-cell office:value-type="float" office:value="600" calcext:value-type="float">
            <text:p>600.00</text:p>
          </table:table-cell>
          <table:table-cell office:value-type="float" office:value="666.03" calcext:value-type="float">
            <text:p>666.03</text:p>
          </table:table-cell>
          <table:table-cell table:formula="of:=[.K89]/[.J89]*100" office:value-type="float" office:value="111.005" calcext:value-type="float">
            <text:p>111.01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68.75415" calcext:value-type="float">
            <text:p>68.75</text:p>
          </table:table-cell>
          <table:table-cell table:formula="of:=[.N89]/[.M89]*100" office:value-type="float" office:value="5.82947356309153" calcext:value-type="float">
            <text:p>5.83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8:00:45.384181</text:p>
          </table:table-cell>
          <table:table-cell office:value-type="float" office:value="600.4" calcext:value-type="float">
            <text:p>600.40</text:p>
          </table:table-cell>
          <table:table-cell office:value-type="float" office:value="610.08" calcext:value-type="float">
            <text:p>610.08</text:p>
          </table:table-cell>
          <table:table-cell table:formula="of:=[.K90]/[.J90]*100" office:value-type="float" office:value="101.612258494337" calcext:value-type="float">
            <text:p>101.61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90.663264" calcext:value-type="float">
            <text:p>90.66</text:p>
          </table:table-cell>
          <table:table-cell table:formula="of:=[.N90]/[.M90]*100" office:value-type="float" office:value="6.8723789386406" calcext:value-type="float">
            <text:p>6.87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2:13:51.660729</text:p>
          </table:table-cell>
          <table:table-cell office:value-type="float" office:value="600.1" calcext:value-type="float">
            <text:p>600.10</text:p>
          </table:table-cell>
          <table:table-cell office:value-type="float" office:value="735.17" calcext:value-type="float">
            <text:p>735.17</text:p>
          </table:table-cell>
          <table:table-cell table:formula="of:=[.K91]/[.J91]*100" office:value-type="float" office:value="122.507915347442" calcext:value-type="float">
            <text:p>122.51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380.307648" calcext:value-type="float">
            <text:p>380.31</text:p>
          </table:table-cell>
          <table:table-cell table:formula="of:=[.N91]/[.M91]*100" office:value-type="float" office:value="37.5155103490723" calcext:value-type="float">
            <text:p>37.52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4:09:26.373745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615.08" calcext:value-type="float">
            <text:p>615.08</text:p>
          </table:table-cell>
          <table:table-cell table:formula="of:=[.K92]/[.J92]*100" office:value-type="float" office:value="102.793159098216" calcext:value-type="float">
            <text:p>102.79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100.966378" calcext:value-type="float">
            <text:p>100.97</text:p>
          </table:table-cell>
          <table:table-cell table:formula="of:=[.N92]/[.M92]*100" office:value-type="float" office:value="10.2197103791523" calcext:value-type="float">
            <text:p>10.22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1:20:56.118628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5.04" calcext:value-type="float">
            <text:p>245.04</text:p>
          </table:table-cell>
          <table:table-cell table:formula="of:=[.K93]/[.J93]*100" office:value-type="float" office:value="40.8309264834653" calcext:value-type="float">
            <text:p>40.83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56.116628" calcext:value-type="float">
            <text:p>56.12</text:p>
          </table:table-cell>
          <table:table-cell table:formula="of:=[.N93]/[.M93]*100" office:value-type="float" office:value="4.2483950170836" calcext:value-type="float">
            <text:p>4.25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0:36:27.941829</text:p>
          </table:table-cell>
          <table:table-cell office:value-type="float" office:value="600" calcext:value-type="float">
            <text:p>600.00</text:p>
          </table:table-cell>
          <table:table-cell office:value-type="float" office:value="240.12" calcext:value-type="float">
            <text:p>240.12</text:p>
          </table:table-cell>
          <table:table-cell table:formula="of:=[.K94]/[.J94]*100" office:value-type="float" office:value="40.02" calcext:value-type="float">
            <text:p>40.02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54.097122" calcext:value-type="float">
            <text:p>54.10</text:p>
          </table:table-cell>
          <table:table-cell table:formula="of:=[.N94]/[.M94]*100" office:value-type="float" office:value="4.5867448370511" calcext:value-type="float">
            <text:p>4.59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3:02:27.449246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04" calcext:value-type="float">
            <text:p>240.04</text:p>
          </table:table-cell>
          <table:table-cell table:formula="of:=[.K95]/[.J95]*100" office:value-type="float" office:value="39.9977782937113" calcext:value-type="float">
            <text:p>40.00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53.267628" calcext:value-type="float">
            <text:p>53.27</text:p>
          </table:table-cell>
          <table:table-cell table:formula="of:=[.N95]/[.M95]*100" office:value-type="float" office:value="5.19694287593046" calcext:value-type="float">
            <text:p>5.20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0:44:28.124611</text:p>
          </table:table-cell>
          <table:table-cell office:value-type="float" office:value="600" calcext:value-type="float">
            <text:p>600.00</text:p>
          </table:table-cell>
          <table:table-cell office:value-type="float" office:value="250.04" calcext:value-type="float">
            <text:p>250.04</text:p>
          </table:table-cell>
          <table:table-cell table:formula="of:=[.K96]/[.J96]*100" office:value-type="float" office:value="41.6733333333333" calcext:value-type="float">
            <text:p>41.67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53.200258" calcext:value-type="float">
            <text:p>53.20</text:p>
          </table:table-cell>
          <table:table-cell table:formula="of:=[.N96]/[.M96]*100" office:value-type="float" office:value="4.51070222758406" calcext:value-type="float">
            <text:p>4.51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2:59:28.316194</text:p>
          </table:table-cell>
          <table:table-cell office:value-type="float" office:value="598.9" calcext:value-type="float">
            <text:p>598.90</text:p>
          </table:table-cell>
          <table:table-cell office:value-type="float" office:value="240.04" calcext:value-type="float">
            <text:p>240.04</text:p>
          </table:table-cell>
          <table:table-cell table:formula="of:=[.K97]/[.J97]*100" office:value-type="float" office:value="40.0801469360494" calcext:value-type="float">
            <text:p>40.08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53.69686" calcext:value-type="float">
            <text:p>53.70</text:p>
          </table:table-cell>
          <table:table-cell table:formula="of:=[.N97]/[.M97]*100" office:value-type="float" office:value="4.24647526252751" calcext:value-type="float">
            <text:p>4.25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3:57:09.966830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60.92" calcext:value-type="float">
            <text:p>660.92</text:p>
          </table:table-cell>
          <table:table-cell table:formula="of:=[.K98]/[.J98]*100" office:value-type="float" office:value="110.128860314446" calcext:value-type="float">
            <text:p>110.13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131.868408" calcext:value-type="float">
            <text:p>131.87</text:p>
          </table:table-cell>
          <table:table-cell table:formula="of:=[.N98]/[.M98]*100" office:value-type="float" office:value="9.9832992006923" calcext:value-type="float">
            <text:p>9.98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2:23:10.448082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80.09" calcext:value-type="float">
            <text:p>680.09</text:p>
          </table:table-cell>
          <table:table-cell table:formula="of:=[.K99]/[.J99]*100" office:value-type="float" office:value="113.323150473963" calcext:value-type="float">
            <text:p>113.32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141.90114" calcext:value-type="float">
            <text:p>141.90</text:p>
          </table:table-cell>
          <table:table-cell table:formula="of:=[.N99]/[.M99]*100" office:value-type="float" office:value="13.8442830345179" calcext:value-type="float">
            <text:p>13.84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3:11:58.664770</text:p>
          </table:table-cell>
          <table:table-cell office:value-type="float" office:value="598.9" calcext:value-type="float">
            <text:p>598.90</text:p>
          </table:table-cell>
          <table:table-cell office:value-type="float" office:value="260.04" calcext:value-type="float">
            <text:p>260.04</text:p>
          </table:table-cell>
          <table:table-cell table:formula="of:=[.K100]/[.J100]*100" office:value-type="float" office:value="43.4196026047754" calcext:value-type="float">
            <text:p>43.42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54.93483" calcext:value-type="float">
            <text:p>54.93</text:p>
          </table:table-cell>
          <table:table-cell table:formula="of:=[.N100]/[.M100]*100" office:value-type="float" office:value="4.34437687131341" calcext:value-type="float">
            <text:p>4.34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3:24:53.838572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565.08" calcext:value-type="float">
            <text:p>565.08</text:p>
          </table:table-cell>
          <table:table-cell table:formula="of:=[.K101]/[.J101]*100" office:value-type="float" office:value="94.1695366658318" calcext:value-type="float">
            <text:p>94.17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83.669132" calcext:value-type="float">
            <text:p>83.67</text:p>
          </table:table-cell>
          <table:table-cell table:formula="of:=[.N101]/[.M101]*100" office:value-type="float" office:value="7.78683014264433" calcext:value-type="float">
            <text:p>7.79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0:17:06.700809</text:p>
          </table:table-cell>
          <table:table-cell office:value-type="float" office:value="600" calcext:value-type="float">
            <text:p>600.00</text:p>
          </table:table-cell>
          <table:table-cell office:value-type="float" office:value="565.32" calcext:value-type="float">
            <text:p>565.32</text:p>
          </table:table-cell>
          <table:table-cell table:formula="of:=[.K102]/[.J102]*100" office:value-type="float" office:value="94.22" calcext:value-type="float">
            <text:p>94.22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65.6576" calcext:value-type="float">
            <text:p>65.66</text:p>
          </table:table-cell>
          <table:table-cell table:formula="of:=[.N102]/[.M102]*100" office:value-type="float" office:value="5.56692568253754" calcext:value-type="float">
            <text:p>5.57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2:39:06.386692</text:p>
          </table:table-cell>
          <table:table-cell office:value-type="float" office:value="598.9" calcext:value-type="float">
            <text:p>598.90</text:p>
          </table:table-cell>
          <table:table-cell office:value-type="float" office:value="731.71" calcext:value-type="float">
            <text:p>731.71</text:p>
          </table:table-cell>
          <table:table-cell table:formula="of:=[.K103]/[.J103]*100" office:value-type="float" office:value="122.175655368175" calcext:value-type="float">
            <text:p>122.18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86.742442" calcext:value-type="float">
            <text:p>86.74</text:p>
          </table:table-cell>
          <table:table-cell table:formula="of:=[.N103]/[.M103]*100" office:value-type="float" office:value="6.85979839722895" calcext:value-type="float">
            <text:p>6.86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7:18:39.221260</text:p>
          </table:table-cell>
          <table:table-cell office:value-type="float" office:value="600.4" calcext:value-type="float">
            <text:p>600.40</text:p>
          </table:table-cell>
          <table:table-cell office:value-type="float" office:value="645.21" calcext:value-type="float">
            <text:p>645.21</text:p>
          </table:table-cell>
          <table:table-cell table:formula="of:=[.K104]/[.J104]*100" office:value-type="float" office:value="107.463357761492" calcext:value-type="float">
            <text:p>107.46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102.194" calcext:value-type="float">
            <text:p>102.19</text:p>
          </table:table-cell>
          <table:table-cell table:formula="of:=[.N104]/[.M104]*100" office:value-type="float" office:value="7.74642189426841" calcext:value-type="float">
            <text:p>7.75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3:34:18.925499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655.54" calcext:value-type="float">
            <text:p>655.54</text:p>
          </table:table-cell>
          <table:table-cell table:formula="of:=[.K105]/[.J105]*100" office:value-type="float" office:value="109.24452832505" calcext:value-type="float">
            <text:p>109.24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126.200926" calcext:value-type="float">
            <text:p>126.20</text:p>
          </table:table-cell>
          <table:table-cell table:formula="of:=[.N105]/[.M105]*100" office:value-type="float" office:value="11.7451340908667" calcext:value-type="float">
            <text:p>11.75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6:50:32.567509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09" calcext:value-type="float">
            <text:p>240.09</text:p>
          </table:table-cell>
          <table:table-cell table:formula="of:=[.K106]/[.J106]*100" office:value-type="float" office:value="40.0061097756088" calcext:value-type="float">
            <text:p>40.01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51.998216" calcext:value-type="float">
            <text:p>52.00</text:p>
          </table:table-cell>
          <table:table-cell table:formula="of:=[.N106]/[.M106]*100" office:value-type="float" office:value="4.01129689079203" calcext:value-type="float">
            <text:p>4.01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7:40:39.938078</text:p>
          </table:table-cell>
          <table:table-cell office:value-type="float" office:value="600.4" calcext:value-type="float">
            <text:p>600.40</text:p>
          </table:table-cell>
          <table:table-cell office:value-type="float" office:value="575.08" calcext:value-type="float">
            <text:p>575.08</text:p>
          </table:table-cell>
          <table:table-cell table:formula="of:=[.K107]/[.J107]*100" office:value-type="float" office:value="95.7828114590273" calcext:value-type="float">
            <text:p>95.78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74.178346" calcext:value-type="float">
            <text:p>74.18</text:p>
          </table:table-cell>
          <table:table-cell table:formula="of:=[.N107]/[.M107]*100" office:value-type="float" office:value="5.62280333028375" calcext:value-type="float">
            <text:p>5.62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3:23:35.209372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56.17" calcext:value-type="float">
            <text:p>656.17</text:p>
          </table:table-cell>
          <table:table-cell table:formula="of:=[.K108]/[.J108]*100" office:value-type="float" office:value="109.33736953418" calcext:value-type="float">
            <text:p>109.34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139.156782" calcext:value-type="float">
            <text:p>139.16</text:p>
          </table:table-cell>
          <table:table-cell table:formula="of:=[.N108]/[.M108]*100" office:value-type="float" office:value="10.5350766842617" calcext:value-type="float">
            <text:p>10.54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1:21:13.951206</text:p>
          </table:table-cell>
          <table:table-cell office:value-type="float" office:value="600.1" calcext:value-type="float">
            <text:p>600.10</text:p>
          </table:table-cell>
          <table:table-cell office:value-type="float" office:value="840.12" calcext:value-type="float">
            <text:p>840.12</text:p>
          </table:table-cell>
          <table:table-cell table:formula="of:=[.K109]/[.J109]*100" office:value-type="float" office:value="139.99666722213" calcext:value-type="float">
            <text:p>140.00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373.12945" calcext:value-type="float">
            <text:p>373.13</text:p>
          </table:table-cell>
          <table:table-cell table:formula="of:=[.N109]/[.M109]*100" office:value-type="float" office:value="36.8074158293516" calcext:value-type="float">
            <text:p>36.81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1:30:08.156141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37.59" calcext:value-type="float">
            <text:p>637.59</text:p>
          </table:table-cell>
          <table:table-cell table:formula="of:=[.K110]/[.J110]*100" office:value-type="float" office:value="106.241390861054" calcext:value-type="float">
            <text:p>106.24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101.47503" calcext:value-type="float">
            <text:p>101.48</text:p>
          </table:table-cell>
          <table:table-cell table:formula="of:=[.N110]/[.M110]*100" office:value-type="float" office:value="9.90019556048806" calcext:value-type="float">
            <text:p>9.90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2:55:23.228017</text:p>
          </table:table-cell>
          <table:table-cell office:value-type="float" office:value="598.9" calcext:value-type="float">
            <text:p>598.90</text:p>
          </table:table-cell>
          <table:table-cell office:value-type="float" office:value="245.05" calcext:value-type="float">
            <text:p>245.05</text:p>
          </table:table-cell>
          <table:table-cell table:formula="of:=[.K111]/[.J111]*100" office:value-type="float" office:value="40.9166805810653" calcext:value-type="float">
            <text:p>40.92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56.086558" calcext:value-type="float">
            <text:p>56.09</text:p>
          </table:table-cell>
          <table:table-cell table:formula="of:=[.N111]/[.M111]*100" office:value-type="float" office:value="4.4354582578444" calcext:value-type="float">
            <text:p>4.44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5:15:13.609172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240.22" calcext:value-type="float">
            <text:p>240.22</text:p>
          </table:table-cell>
          <table:table-cell table:formula="of:=[.K112]/[.J112]*100" office:value-type="float" office:value="40.1459528493421" calcext:value-type="float">
            <text:p>40.15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52.836042" calcext:value-type="float">
            <text:p>52.84</text:p>
          </table:table-cell>
          <table:table-cell table:formula="of:=[.N112]/[.M112]*100" office:value-type="float" office:value="5.34800849071486" calcext:value-type="float">
            <text:p>5.35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8:42:07.084040</text:p>
          </table:table-cell>
          <table:table-cell office:value-type="float" office:value="600.4" calcext:value-type="float">
            <text:p>600.40</text:p>
          </table:table-cell>
          <table:table-cell office:value-type="float" office:value="240.07" calcext:value-type="float">
            <text:p>240.07</text:p>
          </table:table-cell>
          <table:table-cell table:formula="of:=[.K113]/[.J113]*100" office:value-type="float" office:value="39.9850099933378" calcext:value-type="float">
            <text:p>39.99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53.072782" calcext:value-type="float">
            <text:p>53.07</text:p>
          </table:table-cell>
          <table:table-cell table:formula="of:=[.N113]/[.M113]*100" office:value-type="float" office:value="4.02297747885918" calcext:value-type="float">
            <text:p>4.02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3:03:28.420551</text:p>
          </table:table-cell>
          <table:table-cell office:value-type="float" office:value="598.9" calcext:value-type="float">
            <text:p>598.90</text:p>
          </table:table-cell>
          <table:table-cell office:value-type="float" office:value="250.14" calcext:value-type="float">
            <text:p>250.14</text:p>
          </table:table-cell>
          <table:table-cell table:formula="of:=[.K114]/[.J114]*100" office:value-type="float" office:value="41.7665720487561" calcext:value-type="float">
            <text:p>41.77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54.644984" calcext:value-type="float">
            <text:p>54.64</text:p>
          </table:table-cell>
          <table:table-cell table:formula="of:=[.N114]/[.M114]*100" office:value-type="float" office:value="4.32145516101335" calcext:value-type="float">
            <text:p>4.32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2:51:18.030273</text:p>
          </table:table-cell>
          <table:table-cell office:value-type="float" office:value="598.9" calcext:value-type="float">
            <text:p>598.90</text:p>
          </table:table-cell>
          <table:table-cell office:value-type="float" office:value="245.19" calcext:value-type="float">
            <text:p>245.19</text:p>
          </table:table-cell>
          <table:table-cell table:formula="of:=[.K115]/[.J115]*100" office:value-type="float" office:value="40.9400567707464" calcext:value-type="float">
            <text:p>40.94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54.8311" calcext:value-type="float">
            <text:p>54.83</text:p>
          </table:table-cell>
          <table:table-cell table:formula="of:=[.N115]/[.M115]*100" office:value-type="float" office:value="4.33617365647027" calcext:value-type="float">
            <text:p>4.34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3:45:14.956469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521.03" calcext:value-type="float">
            <text:p>521.03</text:p>
          </table:table-cell>
          <table:table-cell table:formula="of:=[.K116]/[.J116]*100" office:value-type="float" office:value="86.8286856533559" calcext:value-type="float">
            <text:p>86.83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67.857224" calcext:value-type="float">
            <text:p>67.86</text:p>
          </table:table-cell>
          <table:table-cell table:formula="of:=[.N116]/[.M116]*100" office:value-type="float" office:value="6.31526423913862" calcext:value-type="float">
            <text:p>6.32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5:59:07.207381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615.09" calcext:value-type="float">
            <text:p>615.09</text:p>
          </table:table-cell>
          <table:table-cell table:formula="of:=[.K117]/[.J117]*100" office:value-type="float" office:value="102.749039536026" calcext:value-type="float">
            <text:p>102.75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109.80338" calcext:value-type="float">
            <text:p>109.80</text:p>
          </table:table-cell>
          <table:table-cell table:formula="of:=[.N117]/[.M117]*100" office:value-type="float" office:value="11.6468552897362" calcext:value-type="float">
            <text:p>11.65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5:26:04.494151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675.79" calcext:value-type="float">
            <text:p>675.79</text:p>
          </table:table-cell>
          <table:table-cell table:formula="of:=[.K118]/[.J118]*100" office:value-type="float" office:value="112.888802334701" calcext:value-type="float">
            <text:p>112.89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168.684866" calcext:value-type="float">
            <text:p>168.68</text:p>
          </table:table-cell>
          <table:table-cell table:formula="of:=[.N118]/[.M118]*100" office:value-type="float" office:value="17.8924202867939" calcext:value-type="float">
            <text:p>17.89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5:10:49.289045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245.04" calcext:value-type="float">
            <text:p>245.04</text:p>
          </table:table-cell>
          <table:table-cell table:formula="of:=[.K119]/[.J119]*100" office:value-type="float" office:value="40.8354627036799" calcext:value-type="float">
            <text:p>40.84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52.969934" calcext:value-type="float">
            <text:p>52.97</text:p>
          </table:table-cell>
          <table:table-cell table:formula="of:=[.N119]/[.M119]*100" office:value-type="float" office:value="4.92974970416905" calcext:value-type="float">
            <text:p>4.93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0:48:38.220378</text:p>
          </table:table-cell>
          <table:table-cell office:value-type="float" office:value="600" calcext:value-type="float">
            <text:p>600.00</text:p>
          </table:table-cell>
          <table:table-cell office:value-type="float" office:value="240.11" calcext:value-type="float">
            <text:p>240.11</text:p>
          </table:table-cell>
          <table:table-cell table:formula="of:=[.K120]/[.J120]*100" office:value-type="float" office:value="40.0183333333333" calcext:value-type="float">
            <text:p>40.02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54.156368" calcext:value-type="float">
            <text:p>54.16</text:p>
          </table:table-cell>
          <table:table-cell table:formula="of:=[.N120]/[.M120]*100" office:value-type="float" office:value="4.59176814096394" calcext:value-type="float">
            <text:p>4.59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5:02:34.012445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255.05" calcext:value-type="float">
            <text:p>255.05</text:p>
          </table:table-cell>
          <table:table-cell table:formula="of:=[.K121]/[.J121]*100" office:value-type="float" office:value="42.5036106863106" calcext:value-type="float">
            <text:p>42.50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54.038814" calcext:value-type="float">
            <text:p>54.04</text:p>
          </table:table-cell>
          <table:table-cell table:formula="of:=[.N121]/[.M121]*100" office:value-type="float" office:value="5.02922709569822" calcext:value-type="float">
            <text:p>5.03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3:37:08.051838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701.59" calcext:value-type="float">
            <text:p>701.59</text:p>
          </table:table-cell>
          <table:table-cell table:formula="of:=[.K122]/[.J122]*100" office:value-type="float" office:value="117.250849469528" calcext:value-type="float">
            <text:p>117.25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158.351746" calcext:value-type="float">
            <text:p>158.35</text:p>
          </table:table-cell>
          <table:table-cell table:formula="of:=[.N122]/[.M122]*100" office:value-type="float" office:value="16.0281968533435" calcext:value-type="float">
            <text:p>16.03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2:02:00.204492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55.08" calcext:value-type="float">
            <text:p>655.08</text:p>
          </table:table-cell>
          <table:table-cell table:formula="of:=[.K123]/[.J123]*100" office:value-type="float" office:value="109.155743228813" calcext:value-type="float">
            <text:p>109.16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99.26058" calcext:value-type="float">
            <text:p>99.26</text:p>
          </table:table-cell>
          <table:table-cell table:formula="of:=[.N123]/[.M123]*100" office:value-type="float" office:value="9.68414745427983" calcext:value-type="float">
            <text:p>9.68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6:52:54.508110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265.04" calcext:value-type="float">
            <text:p>265.04</text:p>
          </table:table-cell>
          <table:table-cell table:formula="of:=[.K124]/[.J124]*100" office:value-type="float" office:value="44.2741801014946" calcext:value-type="float">
            <text:p>44.27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58.66627" calcext:value-type="float">
            <text:p>58.67</text:p>
          </table:table-cell>
          <table:table-cell table:formula="of:=[.N124]/[.M124]*100" office:value-type="float" office:value="6.22273701482222" calcext:value-type="float">
            <text:p>6.22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1:35:46.283946</text:p>
          </table:table-cell>
          <table:table-cell office:value-type="float" office:value="598.9" calcext:value-type="float">
            <text:p>598.90</text:p>
          </table:table-cell>
          <table:table-cell office:value-type="float" office:value="645.08" calcext:value-type="float">
            <text:p>645.08</text:p>
          </table:table-cell>
          <table:table-cell table:formula="of:=[.K125]/[.J125]*100" office:value-type="float" office:value="107.710803139088" calcext:value-type="float">
            <text:p>107.71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144.263244" calcext:value-type="float">
            <text:p>144.26</text:p>
          </table:table-cell>
          <table:table-cell table:formula="of:=[.N125]/[.M125]*100" office:value-type="float" office:value="11.4086800780897" calcext:value-type="float">
            <text:p>11.41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1:12:50.794661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5.17" calcext:value-type="float">
            <text:p>245.17</text:p>
          </table:table-cell>
          <table:table-cell table:formula="of:=[.K126]/[.J126]*100" office:value-type="float" office:value="40.8525883363989" calcext:value-type="float">
            <text:p>40.85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58.361886" calcext:value-type="float">
            <text:p>58.36</text:p>
          </table:table-cell>
          <table:table-cell table:formula="of:=[.N126]/[.M126]*100" office:value-type="float" office:value="4.41837570265272" calcext:value-type="float">
            <text:p>4.42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1:40:44.920259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95.1" calcext:value-type="float">
            <text:p>695.10</text:p>
          </table:table-cell>
          <table:table-cell table:formula="of:=[.K127]/[.J127]*100" office:value-type="float" office:value="115.824261339605" calcext:value-type="float">
            <text:p>115.82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149.0453" calcext:value-type="float">
            <text:p>149.05</text:p>
          </table:table-cell>
          <table:table-cell table:formula="of:=[.N127]/[.M127]*100" office:value-type="float" office:value="14.5412878160431" calcext:value-type="float">
            <text:p>14.54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4:23:36.504054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510.18" calcext:value-type="float">
            <text:p>510.18</text:p>
          </table:table-cell>
          <table:table-cell table:formula="of:=[.K128]/[.J128]*100" office:value-type="float" office:value="85.0205532246303" calcext:value-type="float">
            <text:p>85.02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64.925054" calcext:value-type="float">
            <text:p>64.93</text:p>
          </table:table-cell>
          <table:table-cell table:formula="of:=[.N128]/[.M128]*100" office:value-type="float" office:value="6.04237614775316" calcext:value-type="float">
            <text:p>6.04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6:46:32.530763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03" calcext:value-type="float">
            <text:p>240.03</text:p>
          </table:table-cell>
          <table:table-cell table:formula="of:=[.K129]/[.J129]*100" office:value-type="float" office:value="39.9961119973318" calcext:value-type="float">
            <text:p>40.00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51.907646" calcext:value-type="float">
            <text:p>51.91</text:p>
          </table:table-cell>
          <table:table-cell table:formula="of:=[.N129]/[.M129]*100" office:value-type="float" office:value="4.0043100518705" calcext:value-type="float">
            <text:p>4.00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3:10:27.628334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04" calcext:value-type="float">
            <text:p>240.04</text:p>
          </table:table-cell>
          <table:table-cell table:formula="of:=[.K130]/[.J130]*100" office:value-type="float" office:value="39.9977782937113" calcext:value-type="float">
            <text:p>40.00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53.769298" calcext:value-type="float">
            <text:p>53.77</text:p>
          </table:table-cell>
          <table:table-cell table:formula="of:=[.N130]/[.M130]*100" office:value-type="float" office:value="5.24588724290261" calcext:value-type="float">
            <text:p>5.25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3:18:27.814963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04" calcext:value-type="float">
            <text:p>240.04</text:p>
          </table:table-cell>
          <table:table-cell table:formula="of:=[.K131]/[.J131]*100" office:value-type="float" office:value="39.9977782937113" calcext:value-type="float">
            <text:p>40.00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52.722302" calcext:value-type="float">
            <text:p>52.72</text:p>
          </table:table-cell>
          <table:table-cell table:formula="of:=[.N131]/[.M131]*100" office:value-type="float" office:value="5.14373930413335" calcext:value-type="float">
            <text:p>5.14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6:09:22.301730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600.07" calcext:value-type="float">
            <text:p>600.07</text:p>
          </table:table-cell>
          <table:table-cell table:formula="of:=[.K132]/[.J132]*100" office:value-type="float" office:value="100.239991146634" calcext:value-type="float">
            <text:p>100.24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157.309016" calcext:value-type="float">
            <text:p>157.31</text:p>
          </table:table-cell>
          <table:table-cell table:formula="of:=[.N132]/[.M132]*100" office:value-type="float" office:value="16.6857827611754" calcext:value-type="float">
            <text:p>16.69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2:34:30.572383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570.09" calcext:value-type="float">
            <text:p>570.09</text:p>
          </table:table-cell>
          <table:table-cell table:formula="of:=[.K133]/[.J133]*100" office:value-type="float" office:value="94.9938902993745" calcext:value-type="float">
            <text:p>94.99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75.226476" calcext:value-type="float">
            <text:p>75.23</text:p>
          </table:table-cell>
          <table:table-cell table:formula="of:=[.N133]/[.M133]*100" office:value-type="float" office:value="7.339311195339" calcext:value-type="float">
            <text:p>7.34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4:58:58.260736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240.03" calcext:value-type="float">
            <text:p>240.03</text:p>
          </table:table-cell>
          <table:table-cell table:formula="of:=[.K134]/[.J134]*100" office:value-type="float" office:value="40.1141997436833" calcext:value-type="float">
            <text:p>40.11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53.43194" calcext:value-type="float">
            <text:p>53.43</text:p>
          </table:table-cell>
          <table:table-cell table:formula="of:=[.N134]/[.M134]*100" office:value-type="float" office:value="5.40832465829607" calcext:value-type="float">
            <text:p>5.41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4:32:06.815131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591.88" calcext:value-type="float">
            <text:p>591.88</text:p>
          </table:table-cell>
          <table:table-cell table:formula="of:=[.K135]/[.J135]*100" office:value-type="float" office:value="98.6357070888592" calcext:value-type="float">
            <text:p>98.64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78.508968" calcext:value-type="float">
            <text:p>78.51</text:p>
          </table:table-cell>
          <table:table-cell table:formula="of:=[.N135]/[.M135]*100" office:value-type="float" office:value="7.30658946587732" calcext:value-type="float">
            <text:p>7.31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0:26:32.121403</text:p>
          </table:table-cell>
          <table:table-cell office:value-type="float" office:value="600" calcext:value-type="float">
            <text:p>600.00</text:p>
          </table:table-cell>
          <table:table-cell office:value-type="float" office:value="595.7" calcext:value-type="float">
            <text:p>595.70</text:p>
          </table:table-cell>
          <table:table-cell table:formula="of:=[.K136]/[.J136]*100" office:value-type="float" office:value="99.2833333333333" calcext:value-type="float">
            <text:p>99.28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76.702768" calcext:value-type="float">
            <text:p>76.70</text:p>
          </table:table-cell>
          <table:table-cell table:formula="of:=[.N136]/[.M136]*100" office:value-type="float" office:value="6.50341482327893" calcext:value-type="float">
            <text:p>6.50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4:41:58.650938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245.04" calcext:value-type="float">
            <text:p>245.04</text:p>
          </table:table-cell>
          <table:table-cell table:formula="of:=[.K137]/[.J137]*100" office:value-type="float" office:value="40.8354627036799" calcext:value-type="float">
            <text:p>40.84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53.532852" calcext:value-type="float">
            <text:p>53.53</text:p>
          </table:table-cell>
          <table:table-cell table:formula="of:=[.N137]/[.M137]*100" office:value-type="float" office:value="4.98213876026965" calcext:value-type="float">
            <text:p>4.98</text:p>
          </table:table-cell>
        </table:table-row>
        <table:table-row table:style-name="ro1">
          <table:table-cell office:value-type="string" calcext:value-type="string">
            <text:p>data/strawberry/cam_3_S_video_20210312_123203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9:56:26.341649</text:p>
          </table:table-cell>
          <table:table-cell office:value-type="float" office:value="600" calcext:value-type="float">
            <text:p>600.00</text:p>
          </table:table-cell>
          <table:table-cell office:value-type="float" office:value="595.16" calcext:value-type="float">
            <text:p>595.16</text:p>
          </table:table-cell>
          <table:table-cell table:formula="of:=[.K138]/[.J138]*100" office:value-type="float" office:value="99.1933333333333" calcext:value-type="float">
            <text:p>99.19</text:p>
          </table:table-cell>
          <table:table-cell office:value-type="float" office:value="1179.422966" calcext:value-type="float">
            <text:p>1,179.42</text:p>
          </table:table-cell>
          <table:table-cell office:value-type="float" office:value="77.380056" calcext:value-type="float">
            <text:p>77.38</text:p>
          </table:table-cell>
          <table:table-cell table:formula="of:=[.N138]/[.M138]*100" office:value-type="float" office:value="6.56084019310168" calcext:value-type="float">
            <text:p>6.56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7:06:38.454938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41" calcext:value-type="float">
            <text:p>240.41</text:p>
          </table:table-cell>
          <table:table-cell table:formula="of:=[.K139]/[.J139]*100" office:value-type="float" office:value="40.0594312597531" calcext:value-type="float">
            <text:p>40.06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51.82069" calcext:value-type="float">
            <text:p>51.82</text:p>
          </table:table-cell>
          <table:table-cell table:formula="of:=[.N139]/[.M139]*100" office:value-type="float" office:value="3.99760200764768" calcext:value-type="float">
            <text:p>4.00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2:02:06.528909</text:p>
          </table:table-cell>
          <table:table-cell office:value-type="float" office:value="600.1" calcext:value-type="float">
            <text:p>600.10</text:p>
          </table:table-cell>
          <table:table-cell office:value-type="float" office:value="705.1" calcext:value-type="float">
            <text:p>705.10</text:p>
          </table:table-cell>
          <table:table-cell table:formula="of:=[.K140]/[.J140]*100" office:value-type="float" office:value="117.497083819363" calcext:value-type="float">
            <text:p>117.50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300.7923" calcext:value-type="float">
            <text:p>300.79</text:p>
          </table:table-cell>
          <table:table-cell table:formula="of:=[.N140]/[.M140]*100" office:value-type="float" office:value="29.6717057963853" calcext:value-type="float">
            <text:p>29.67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5:19:14.121371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245.31" calcext:value-type="float">
            <text:p>245.31</text:p>
          </table:table-cell>
          <table:table-cell table:formula="of:=[.K141]/[.J141]*100" office:value-type="float" office:value="40.9966018377825" calcext:value-type="float">
            <text:p>41.00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54.282634" calcext:value-type="float">
            <text:p>54.28</text:p>
          </table:table-cell>
          <table:table-cell table:formula="of:=[.N141]/[.M141]*100" office:value-type="float" office:value="5.49443100848408" calcext:value-type="float">
            <text:p>5.49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0:52:03.644633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55.32" calcext:value-type="float">
            <text:p>255.32</text:p>
          </table:table-cell>
          <table:table-cell table:formula="of:=[.K142]/[.J142]*100" office:value-type="float" office:value="42.5438791615996" calcext:value-type="float">
            <text:p>42.54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57.640168" calcext:value-type="float">
            <text:p>57.64</text:p>
          </table:table-cell>
          <table:table-cell table:formula="of:=[.N142]/[.M142]*100" office:value-type="float" office:value="4.36373693934464" calcext:value-type="float">
            <text:p>4.36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9:10:08.267932</text:p>
          </table:table-cell>
          <table:table-cell office:value-type="float" office:value="600.4" calcext:value-type="float">
            <text:p>600.40</text:p>
          </table:table-cell>
          <table:table-cell office:value-type="float" office:value="240.05" calcext:value-type="float">
            <text:p>240.05</text:p>
          </table:table-cell>
          <table:table-cell table:formula="of:=[.K143]/[.J143]*100" office:value-type="float" office:value="39.9816788807462" calcext:value-type="float">
            <text:p>39.98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52.529514" calcext:value-type="float">
            <text:p>52.53</text:p>
          </table:table-cell>
          <table:table-cell table:formula="of:=[.N143]/[.M143]*100" office:value-type="float" office:value="3.98179714410708" calcext:value-type="float">
            <text:p>3.98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2:28:25.164804</text:p>
          </table:table-cell>
          <table:table-cell office:value-type="float" office:value="598.9" calcext:value-type="float">
            <text:p>598.90</text:p>
          </table:table-cell>
          <table:table-cell office:value-type="float" office:value="640.84" calcext:value-type="float">
            <text:p>640.84</text:p>
          </table:table-cell>
          <table:table-cell table:formula="of:=[.K144]/[.J144]*100" office:value-type="float" office:value="107.002838537318" calcext:value-type="float">
            <text:p>107.00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72.04452" calcext:value-type="float">
            <text:p>72.04</text:p>
          </table:table-cell>
          <table:table-cell table:formula="of:=[.N144]/[.M144]*100" office:value-type="float" office:value="5.69745180594672" calcext:value-type="float">
            <text:p>5.70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8:21:41.530105</text:p>
          </table:table-cell>
          <table:table-cell office:value-type="float" office:value="600.4" calcext:value-type="float">
            <text:p>600.40</text:p>
          </table:table-cell>
          <table:table-cell office:value-type="float" office:value="590.43" calcext:value-type="float">
            <text:p>590.43</text:p>
          </table:table-cell>
          <table:table-cell table:formula="of:=[.K145]/[.J145]*100" office:value-type="float" office:value="98.3394403730846" calcext:value-type="float">
            <text:p>98.34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68.440504" calcext:value-type="float">
            <text:p>68.44</text:p>
          </table:table-cell>
          <table:table-cell table:formula="of:=[.N145]/[.M145]*100" office:value-type="float" office:value="5.1878683547015" calcext:value-type="float">
            <text:p>5.19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8:31:31.986700</text:p>
          </table:table-cell>
          <table:table-cell office:value-type="float" office:value="600.4" calcext:value-type="float">
            <text:p>600.40</text:p>
          </table:table-cell>
          <table:table-cell office:value-type="float" office:value="635.1" calcext:value-type="float">
            <text:p>635.10</text:p>
          </table:table-cell>
          <table:table-cell table:formula="of:=[.K146]/[.J146]*100" office:value-type="float" office:value="105.779480346436" calcext:value-type="float">
            <text:p>105.78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87.370636" calcext:value-type="float">
            <text:p>87.37</text:p>
          </table:table-cell>
          <table:table-cell table:formula="of:=[.N146]/[.M146]*100" office:value-type="float" office:value="6.62279397642284" calcext:value-type="float">
            <text:p>6.62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5:48:42.103552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625.07" calcext:value-type="float">
            <text:p>625.07</text:p>
          </table:table-cell>
          <table:table-cell table:formula="of:=[.K147]/[.J147]*100" office:value-type="float" office:value="104.416170223518" calcext:value-type="float">
            <text:p>104.42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118.62492" calcext:value-type="float">
            <text:p>118.62</text:p>
          </table:table-cell>
          <table:table-cell table:formula="of:=[.N147]/[.M147]*100" office:value-type="float" office:value="12.5825569030437" calcext:value-type="float">
            <text:p>12.58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5:45:19.899283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555.11" calcext:value-type="float">
            <text:p>555.11</text:p>
          </table:table-cell>
          <table:table-cell table:formula="of:=[.K148]/[.J148]*100" office:value-type="float" office:value="92.4977783228715" calcext:value-type="float">
            <text:p>92.50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55.909914" calcext:value-type="float">
            <text:p>55.91</text:p>
          </table:table-cell>
          <table:table-cell table:formula="of:=[.N148]/[.M148]*100" office:value-type="float" office:value="4.31305689781069" calcext:value-type="float">
            <text:p>4.31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5:23:19.480643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40.18" calcext:value-type="float">
            <text:p>640.18</text:p>
          </table:table-cell>
          <table:table-cell table:formula="of:=[.K149]/[.J149]*100" office:value-type="float" office:value="106.672961623346" calcext:value-type="float">
            <text:p>106.67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73.186842" calcext:value-type="float">
            <text:p>73.19</text:p>
          </table:table-cell>
          <table:table-cell table:formula="of:=[.N149]/[.M149]*100" office:value-type="float" office:value="5.64585046074442" calcext:value-type="float">
            <text:p>5.65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3:16:18.755720</text:p>
          </table:table-cell>
          <table:table-cell office:value-type="float" office:value="598.9" calcext:value-type="float">
            <text:p>598.90</text:p>
          </table:table-cell>
          <table:table-cell office:value-type="float" office:value="250.04" calcext:value-type="float">
            <text:p>250.04</text:p>
          </table:table-cell>
          <table:table-cell table:formula="of:=[.K150]/[.J150]*100" office:value-type="float" office:value="41.7498747704124" calcext:value-type="float">
            <text:p>41.75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53.089288" calcext:value-type="float">
            <text:p>53.09</text:p>
          </table:table-cell>
          <table:table-cell table:formula="of:=[.N150]/[.M150]*100" office:value-type="float" office:value="4.19842702528972" calcext:value-type="float">
            <text:p>4.20</text:p>
          </table:table-cell>
        </table:table-row>
        <table:table-row table:style-name="ro1">
          <table:table-cell office:value-type="string" calcext:value-type="string">
            <text:p>data/strawberry/cam_4_N_video_20210317_114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1:52:20.079567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580.08" calcext:value-type="float">
            <text:p>580.08</text:p>
          </table:table-cell>
          <table:table-cell table:formula="of:=[.K151]/[.J151]*100" office:value-type="float" office:value="96.6585203825031" calcext:value-type="float">
            <text:p>96.66</text:p>
          </table:table-cell>
          <table:table-cell office:value-type="float" office:value="1024.980056" calcext:value-type="float">
            <text:p>1,024.98</text:p>
          </table:table-cell>
          <table:table-cell office:value-type="float" office:value="78.621286" calcext:value-type="float">
            <text:p>78.62</text:p>
          </table:table-cell>
          <table:table-cell table:formula="of:=[.N151]/[.M151]*100" office:value-type="float" office:value="7.67051861543733" calcext:value-type="float">
            <text:p>7.67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0:30:10.992728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635.71" calcext:value-type="float">
            <text:p>635.71</text:p>
          </table:table-cell>
          <table:table-cell table:formula="of:=[.K152]/[.J152]*100" office:value-type="float" office:value="105.928127141706" calcext:value-type="float">
            <text:p>105.93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86.937164" calcext:value-type="float">
            <text:p>86.94</text:p>
          </table:table-cell>
          <table:table-cell table:formula="of:=[.N152]/[.M152]*100" office:value-type="float" office:value="6.58171076025772" calcext:value-type="float">
            <text:p>6.58</text:p>
          </table:table-cell>
        </table:table-row>
        <table:table-row table:style-name="ro1">
          <table:table-cell office:value-type="string" calcext:value-type="string">
            <text:p>data/strawberry/cam_3_N_video_20210317_1427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5:37:20.426332</text:p>
          </table:table-cell>
          <table:table-cell office:value-type="float" office:value="598.633333" calcext:value-type="float">
            <text:p>598.63</text:p>
          </table:table-cell>
          <table:table-cell office:value-type="float" office:value="681.73" calcext:value-type="float">
            <text:p>681.73</text:p>
          </table:table-cell>
          <table:table-cell table:formula="of:=[.K153]/[.J153]*100" office:value-type="float" office:value="113.881062483368" calcext:value-type="float">
            <text:p>113.88</text:p>
          </table:table-cell>
          <table:table-cell office:value-type="float" office:value="942.772768" calcext:value-type="float">
            <text:p>942.77</text:p>
          </table:table-cell>
          <table:table-cell office:value-type="float" office:value="91.472882" calcext:value-type="float">
            <text:p>91.47</text:p>
          </table:table-cell>
          <table:table-cell table:formula="of:=[.N153]/[.M153]*100" office:value-type="float" office:value="9.70253756841649" calcext:value-type="float">
            <text:p>9.70</text:p>
          </table:table-cell>
        </table:table-row>
        <table:table-row table:style-name="ro1">
          <table:table-cell office:value-type="string" calcext:value-type="string">
            <text:p>data/strawberry/cam_4_N_video_20210317_1208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4:40:21.819535</text:p>
          </table:table-cell>
          <table:table-cell office:value-type="float" office:value="598.366667" calcext:value-type="float">
            <text:p>598.37</text:p>
          </table:table-cell>
          <table:table-cell office:value-type="float" office:value="620.69" calcext:value-type="float">
            <text:p>620.69</text:p>
          </table:table-cell>
          <table:table-cell table:formula="of:=[.K154]/[.J154]*100" office:value-type="float" office:value="103.730711323196" calcext:value-type="float">
            <text:p>103.73</text:p>
          </table:table-cell>
          <table:table-cell office:value-type="float" office:value="987.957332" calcext:value-type="float">
            <text:p>987.96</text:p>
          </table:table-cell>
          <table:table-cell office:value-type="float" office:value="100.307276" calcext:value-type="float">
            <text:p>100.31</text:p>
          </table:table-cell>
          <table:table-cell table:formula="of:=[.N154]/[.M154]*100" office:value-type="float" office:value="10.1529967692977" calcext:value-type="float">
            <text:p>10.15</text:p>
          </table:table-cell>
        </table:table-row>
        <table:table-row table:style-name="ro1">
          <table:table-cell office:value-type="string" calcext:value-type="string">
            <text:p>data/strawberry/cam_7_S_video_20210310_142405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1:16:56.010115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09" calcext:value-type="float">
            <text:p>240.09</text:p>
          </table:table-cell>
          <table:table-cell table:formula="of:=[.K155]/[.J155]*100" office:value-type="float" office:value="40.0061097756088" calcext:value-type="float">
            <text:p>40.01</text:p>
          </table:table-cell>
          <table:table-cell office:value-type="float" office:value="1320.890072" calcext:value-type="float">
            <text:p>1,320.89</text:p>
          </table:table-cell>
          <table:table-cell office:value-type="float" office:value="54.669196" calcext:value-type="float">
            <text:p>54.67</text:p>
          </table:table-cell>
          <table:table-cell table:formula="of:=[.N155]/[.M155]*100" office:value-type="float" office:value="4.13881496718525" calcext:value-type="float">
            <text:p>4.14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4:58:28.927459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245.04" calcext:value-type="float">
            <text:p>245.04</text:p>
          </table:table-cell>
          <table:table-cell table:formula="of:=[.K156]/[.J156]*100" office:value-type="float" office:value="40.8354627036799" calcext:value-type="float">
            <text:p>40.84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52.931846" calcext:value-type="float">
            <text:p>52.93</text:p>
          </table:table-cell>
          <table:table-cell table:formula="of:=[.N156]/[.M156]*100" office:value-type="float" office:value="4.92620497053331" calcext:value-type="float">
            <text:p>4.93</text:p>
          </table:table-cell>
        </table:table-row>
        <table:table-row table:style-name="ro1">
          <table:table-cell office:value-type="string" calcext:value-type="string">
            <text:p>data/strawberry/cam_1_N_video_20210315_1328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50" calcext:value-type="float">
            <text:p>5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1:55:31.462176</text:p>
          </table:table-cell>
          <table:table-cell office:value-type="float" office:value="598.9" calcext:value-type="float">
            <text:p>598.90</text:p>
          </table:table-cell>
          <table:table-cell office:value-type="float" office:value="636.51" calcext:value-type="float">
            <text:p>636.51</text:p>
          </table:table-cell>
          <table:table-cell table:formula="of:=[.K157]/[.J157]*100" office:value-type="float" office:value="106.279846385039" calcext:value-type="float">
            <text:p>106.28</text:p>
          </table:table-cell>
          <table:table-cell office:value-type="float" office:value="1264.504246" calcext:value-type="float">
            <text:p>1,264.50</text:p>
          </table:table-cell>
          <table:table-cell office:value-type="float" office:value="91.566592" calcext:value-type="float">
            <text:p>91.57</text:p>
          </table:table-cell>
          <table:table-cell table:formula="of:=[.N157]/[.M157]*100" office:value-type="float" office:value="7.24130364050988" calcext:value-type="float">
            <text:p>7.24</text:p>
          </table:table-cell>
        </table:table-row>
        <table:table-row table:style-name="ro1">
          <table:table-cell office:value-type="string" calcext:value-type="string">
            <text:p>data/strawberry/cam_1_S_video_20210317_1230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9:02:07.627990</text:p>
          </table:table-cell>
          <table:table-cell office:value-type="float" office:value="600.4" calcext:value-type="float">
            <text:p>600.40</text:p>
          </table:table-cell>
          <table:table-cell office:value-type="float" office:value="240.03" calcext:value-type="float">
            <text:p>240.03</text:p>
          </table:table-cell>
          <table:table-cell table:formula="of:=[.K158]/[.J158]*100" office:value-type="float" office:value="39.9783477681546" calcext:value-type="float">
            <text:p>39.98</text:p>
          </table:table-cell>
          <table:table-cell office:value-type="float" office:value="1319.24134" calcext:value-type="float">
            <text:p>1,319.24</text:p>
          </table:table-cell>
          <table:table-cell office:value-type="float" office:value="53.302272" calcext:value-type="float">
            <text:p>53.30</text:p>
          </table:table-cell>
          <table:table-cell table:formula="of:=[.N158]/[.M158]*100" office:value-type="float" office:value="4.04037308291143" calcext:value-type="float">
            <text:p>4.04</text:p>
          </table:table-cell>
        </table:table-row>
        <table:table-row table:style-name="ro1">
          <table:table-cell office:value-type="string" calcext:value-type="string">
            <text:p>data/strawberry/cam_2_S_video_20210308_112402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50" calcext:value-type="float">
            <text:p>5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17:10:38.881924</text:p>
          </table:table-cell>
          <table:table-cell office:value-type="float" office:value="600.133333" calcext:value-type="float">
            <text:p>600.13</text:p>
          </table:table-cell>
          <table:table-cell office:value-type="float" office:value="240.14" calcext:value-type="float">
            <text:p>240.14</text:p>
          </table:table-cell>
          <table:table-cell table:formula="of:=[.K159]/[.J159]*100" office:value-type="float" office:value="40.0144412575064" calcext:value-type="float">
            <text:p>40.01</text:p>
          </table:table-cell>
          <table:table-cell office:value-type="float" office:value="1296.294376" calcext:value-type="float">
            <text:p>1,296.29</text:p>
          </table:table-cell>
          <table:table-cell office:value-type="float" office:value="51.691148" calcext:value-type="float">
            <text:p>51.69</text:p>
          </table:table-cell>
          <table:table-cell table:formula="of:=[.N159]/[.M159]*100" office:value-type="float" office:value="3.98760875284396" calcext:value-type="float">
            <text:p>3.99</text:p>
          </table:table-cell>
        </table:table-row>
        <table:table-row table:style-name="ro1">
          <table:table-cell office:value-type="string" calcext:value-type="string">
            <text:p>data/strawberry/cam_4_N_video_20210309_13260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3 04:04:01.219053</text:p>
          </table:table-cell>
          <table:table-cell office:value-type="float" office:value="600.066667" calcext:value-type="float">
            <text:p>600.07</text:p>
          </table:table-cell>
          <table:table-cell office:value-type="float" office:value="540.08" calcext:value-type="float">
            <text:p>540.08</text:p>
          </table:table-cell>
          <table:table-cell table:formula="of:=[.K160]/[.J160]*100" office:value-type="float" office:value="90.0033329130078" calcext:value-type="float">
            <text:p>90.00</text:p>
          </table:table-cell>
          <table:table-cell office:value-type="float" office:value="1074.495404" calcext:value-type="float">
            <text:p>1,074.50</text:p>
          </table:table-cell>
          <table:table-cell office:value-type="float" office:value="79.327364" calcext:value-type="float">
            <text:p>79.33</text:p>
          </table:table-cell>
          <table:table-cell table:formula="of:=[.N160]/[.M160]*100" office:value-type="float" office:value="7.38275507784303" calcext:value-type="float">
            <text:p>7.38</text:p>
          </table:table-cell>
        </table:table-row>
        <table:table-row table:style-name="ro1">
          <table:table-cell office:value-type="string" calcext:value-type="string">
            <text:p>data/strawberry/cam_8_N_video_20210310_133844.h264.avi</text:p>
          </table:table-cell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12-12 21:08:38.800966</text:p>
          </table:table-cell>
          <table:table-cell office:value-type="float" office:value="600.1" calcext:value-type="float">
            <text:p>600.10</text:p>
          </table:table-cell>
          <table:table-cell office:value-type="float" office:value="755.1" calcext:value-type="float">
            <text:p>755.10</text:p>
          </table:table-cell>
          <table:table-cell table:formula="of:=[.K161]/[.J161]*100" office:value-type="float" office:value="125.829028495251" calcext:value-type="float">
            <text:p>125.83</text:p>
          </table:table-cell>
          <table:table-cell office:value-type="float" office:value="1013.734438" calcext:value-type="float">
            <text:p>1,013.73</text:p>
          </table:table-cell>
          <table:table-cell office:value-type="float" office:value="299.779022" calcext:value-type="float">
            <text:p>299.78</text:p>
          </table:table-cell>
          <table:table-cell table:formula="of:=[.N161]/[.M161]*100" office:value-type="float" office:value="29.5717508217867" calcext:value-type="float">
            <text:p>29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3T10:41:50.874052047</dc:date>
    <meta:editing-duration>PT1H15M54S</meta:editing-duration>
    <meta:editing-cycles>1</meta:editing-cycles>
    <meta:document-statistic meta:table-count="1" meta:cell-count="2415" meta:object-count="0"/>
    <meta:generator>LibreOffice/7.3.7.2$Linux_X86_64 LibreOffice_project/30$Build-2</meta:generator>
  </office:meta>
</office:document-meta>
</file>